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0.25pt"/>
    </style:style>
    <style:style style:name="co2" style:family="table-column">
      <style:table-column-properties fo:break-before="auto" style:column-width="639.01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72.74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275.24pt"/>
    </style:style>
    <style:style style:name="co8" style:family="table-column">
      <style:table-column-properties fo:break-before="auto" style:column-width="114.75pt"/>
    </style:style>
    <style:style style:name="co9" style:family="table-column">
      <style:table-column-properties fo:break-before="auto" style:column-width="605.25pt"/>
    </style:style>
    <style:style style:name="co10" style:family="table-column">
      <style:table-column-properties fo:break-before="auto" style:column-width="140.26pt"/>
    </style:style>
    <style:style style:name="co11" style:family="table-column">
      <style:table-column-properties fo:break-before="auto" style:column-width="57pt"/>
    </style:style>
    <style:style style:name="co12" style:family="table-column">
      <style:table-column-properties fo:break-before="auto" style:column-width="124.41pt"/>
    </style:style>
    <style:style style:name="co13" style:family="table-column">
      <style:table-column-properties fo:break-before="auto" style:column-width="533.99pt"/>
    </style:style>
    <style:style style:name="co14" style:family="table-column">
      <style:table-column-properties fo:break-before="auto" style:column-width="217.05pt"/>
    </style:style>
    <style:style style:name="co15" style:family="table-column">
      <style:table-column-properties fo:break-before="auto" style:column-width="195.25pt"/>
    </style:style>
    <style:style style:name="co16" style:family="table-column">
      <style:table-column-properties fo:break-before="auto" style:column-width="279.5pt"/>
    </style:style>
    <style:style style:name="co17" style:family="table-column">
      <style:table-column-properties fo:break-before="auto" style:column-width="101.96pt"/>
    </style:style>
    <style:style style:name="co18" style:family="table-column">
      <style:table-column-properties fo:break-before="auto" style:column-width="299.85pt"/>
    </style:style>
    <style:style style:name="co19" style:family="table-column">
      <style:table-column-properties fo:break-before="auto" style:column-width="368.96pt"/>
    </style:style>
    <style:style style:name="co20" style:family="table-column">
      <style:table-column-properties fo:break-before="auto" style:column-width="97.51pt"/>
    </style:style>
    <style:style style:name="ro1" style:family="table-row">
      <style:table-row-properties style:row-height="41.7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1.65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4.09pt" fo:break-before="auto" style:use-optimal-row-height="true"/>
    </style:style>
    <style:style style:name="ro9" style:family="table-row">
      <style:table-row-properties style:row-height="29.11pt" fo:break-before="auto" style:use-optimal-row-height="true"/>
    </style:style>
    <style:style style:name="ro10" style:family="table-row">
      <style:table-row-properties style:row-height="42.35pt" fo:break-before="auto" style:use-optimal-row-height="true"/>
    </style:style>
    <style:style style:name="ro11" style:family="table-row">
      <style:table-row-properties style:row-height="28.35pt" fo:break-before="auto" style:use-optimal-row-height="tru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28.4pt" fo:break-before="auto" style:use-optimal-row-height="true"/>
    </style:style>
    <style:style style:name="ro14" style:family="table-row">
      <style:table-row-properties style:row-height="41.81pt" fo:break-before="auto" style:use-optimal-row-height="true"/>
    </style:style>
    <style:style style:name="ro15" style:family="table-row">
      <style:table-row-properties style:row-height="14.29pt" fo:break-before="auto" style:use-optimal-row-height="false"/>
    </style:style>
    <style:style style:name="ro16" style:family="table-row">
      <style:table-row-properties style:row-height="19.36pt" fo:break-before="auto" style:use-optimal-row-height="false"/>
    </style:style>
    <style:style style:name="ro17" style:family="table-row">
      <style:table-row-properties style:row-height="42.09pt" fo:break-before="auto" style:use-optimal-row-height="true"/>
    </style:style>
    <style:style style:name="ro18" style:family="table-row">
      <style:table-row-properties style:row-height="14.29pt" fo:break-before="auto" style:use-optimal-row-height="true"/>
    </style:style>
    <style:style style:name="ro19" style:family="table-row">
      <style:table-row-properties style:row-height="28.66pt" fo:break-before="auto" style:use-optimal-row-height="true"/>
    </style:style>
    <style:style style:name="ta1" style:family="table" style:master-page-name="PageStyle_5f_Ren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9bc2e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9bc2e6" fo:background-color="#ffff99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9bc2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9bc2e6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bc2e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9bc2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bc2e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9bc2e6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bc2e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9dc3e6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9dc3e6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28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8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99ff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99ff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99ff66" style:rotation-align="none"/>
    </style:style>
    <style:style style:name="ce29" style:family="table-cell" style:parent-style-name="Default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fo:border-bottom="0.74pt solid #9dc3e6" fo:background-color="#0066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26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fo:border-bottom="0.74pt solid 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26">
      <style:table-cell-properties fo:border-bottom="0.74pt solid #9dc3e6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style:rotation-align="none"/>
    </style:style>
    <style:style style:name="ce35" style:family="table-cell" style:parent-style-name="Default">
      <style:table-cell-properties fo:background-color="#006699" style:rotation-align="none"/>
    </style:style>
    <style:style style:name="ce36" style:family="table-cell" style:parent-style-name="Default">
      <style:table-cell-properties fo:background-color="#ffff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99" style:rotation-align="none"/>
    </style:style>
    <style:style style:name="ce38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9dc3e6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/>
    </style:style>
    <style:style style:name="ce47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99ff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99ff66" style:rotation-align="none" style:vertical-align="middle"/>
    </style:style>
    <style:style style:name="ce57" style:family="table-cell" style:parent-style-name="Default">
      <style:table-cell-properties fo:border-bottom="0.06pt solid #dddddd" fo:background-color="#99ff66" fo:border-left="none" fo:border-right="none" style:rotation-align="none" fo:border-top="0.06pt solid #dddddd" style:vertical-align="middle"/>
    </style:style>
    <style:style style:name="ce58" style:family="table-cell" style:parent-style-name="Default">
      <style:table-cell-properties fo:border-bottom="0.06pt solid #dddddd" fo:background-color="#99ff66" fo:border-left="none" fo:border-right="none" style:rotation-align="none" fo:border-top="0.06pt solid #dddddd"/>
    </style:style>
    <style:style style:name="ce59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bc2e6" style:vertical-align="middle" loext:vertical-justify="auto"/>
      <style:paragraph-properties fo:text-align="center" css3t:text-justify="auto" fo:margin-left="0pt" style:writing-mode="pag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99ff66"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26">
      <style:table-cell-properties fo:background-color="#99ff66" style:rotation-align="none"/>
    </style:style>
    <style:style style:name="ce62" style:family="table-cell" style:parent-style-name="Default" style:data-style-name="N126">
      <style:table-cell-properties fo:border-bottom="0.06pt solid #dddddd" fo:background-color="#99ff66" fo:border-left="none" fo:border-right="none" style:rotation-align="none" fo:border-top="0.06pt solid #dddddd"/>
    </style:style>
    <style:style style:name="ce63" style:family="table-cell" style:parent-style-name="Default">
      <style:table-cell-properties fo:background-color="#99ff66" style:rotation-align="none"/>
      <style:text-properties fo:color="#000000"/>
    </style:style>
    <style:style style:name="ce64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99ff66" style:text-align-source="fix" style:repeat-content="false" style:rotation-align="none"/>
      <style:paragraph-properties fo:text-align="center" fo:margin-left="0pt"/>
      <style:text-properties fo:color="#ff6600"/>
    </style:style>
    <style:style style:name="ce75" style:family="table-cell" style:parent-style-name="Default">
      <style:table-cell-properties fo:background-color="#99ff66" style:rotation-align="none"/>
      <style:text-properties fo:color="#0000ff"/>
    </style:style>
    <style:style style:name="ce76" style:family="table-cell" style:parent-style-name="Default">
      <style:table-cell-properties fo:background-color="#006699" style:text-align-source="fix" style:repeat-content="false" style:rotation-align="none" style:vertical-align="middle"/>
      <style:paragraph-properties fo:text-align="center" fo:margin-left="0pt"/>
      <style:text-properties fo:color="#ffffff" fo:font-size="11pt" style:font-size-asian="11pt" style:font-size-complex="11pt"/>
    </style:style>
    <style:style style:name="ce77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99ff66" style:rotation-align="none" style:vertical-align="middle"/>
      <style:text-properties fo:color="#0000ff"/>
    </style:style>
    <style:style style:name="ce81" style:family="table-cell" style:parent-style-name="Default">
      <style:table-cell-properties fo:border-bottom="0.74pt solid #9dc3e6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9dc3e6" fo:background-color="#006699" style:diagonal-bl-tr="none" style:diagonal-tl-br="none" style:text-align-source="fix" style:repeat-content="false" fo:wrap-option="no-wrap" fo:border-left="0.74pt solid #9dc3e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9bc2e6" fo:background-color="#99ff66" style:diagonal-bl-tr="none" style:diagonal-tl-br="none" style:text-align-source="fix" style:repeat-content="false" fo:wrap-option="no-wrap" fo:border-left="0.74pt solid #9bc2e6" style:direction="ltr" fo:border-right="none" style:rotation-angle="0" style:rotation-align="none" style:shrink-to-fit="false" fo:border-top="0.74pt solid #9bc2e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ff" draw:textarea-vertical-align="top" draw:auto-grow-height="false" fo:min-height="1423.36pt" fo:min-width="1259.21pt" fo:padding-top="3.54pt" fo:padding-bottom="3.54pt" fo:padding-left="7.09pt" fo:padding-right="7.09pt" fo:wrap-option="wrap"/>
    </style:style>
    <style:style style:name="gr2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340.16pt" fo:min-height="122.3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style:font-name-asian="Droid Sans Fallback" style:font-name-complex="Calibri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5" style:family="text">
      <style:text-properties style:font-name="Calibri" style:font-name-asian="Droid Sans Fallback" style:font-name-complex="Calibri" fo:color="#ffffff" fo:font-size="10pt" style:font-size-asian="10pt" style:font-size-complex="10pt"/>
    </style:style>
    <style:style style:name="T6" style:family="text">
      <style:text-properties fo:color="#ffffff"/>
    </style:style>
    <style:style style:name="T7" style:family="text">
      <style:text-properties fo:color="#ffffff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ne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34"/>
        <table:table-column table:style-name="co11" table:number-columns-repeated="1014" table:default-cell-style-name="ce7"/>
        <table:table-row table:style-name="ro1">
          <table:table-cell table:style-name="ce1" office:value-type="string" calcext:value-type="string">
            <text:p>TC_ID</text:p>
            <draw:custom-shape table:end-cell-address="Rene.G105" table:end-x="125.86pt" table:end-y="3.23pt" draw:z-index="0" draw:name="CustomShape 1" draw:style-name="gr1" draw:text-style-name="P1" drawooo:display="printer" svg:width="1273.35pt" svg:height="1430.42pt" svg:x="0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326.24pt" svg:y="1.5pt" draw:caption-point-x="616.96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3 95d523a </text:p>
          </table:table-cell>
          <table:table-cell table:style-name="ce12" office:value-type="string" calcext:value-type="string">
            <text:p>TEST NOTE</text:p>
            <text:p>1.4.3 95d523a 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35" table:number-columns-repeated="1013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3" office:value-type="string" calcext:value-type="string">
            <text:p>GS-A_3938-01</text:p>
          </table:table-cell>
          <table:table-cell table:style-name="ce10" office:value-type="string" calcext:value-type="string">
            <text:p>GS-A_3938-01 NTP-Server-Implementierungen, Association Mode und Polling Intervall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/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GS-A_4751-21</text:p>
          </table:table-cell>
          <table:table-cell table:style-name="ce10" office:value-type="string" calcext:value-type="string">
            <text:p>GS-A_4751-21 Fehlercodes bei TSL- und Zertifikatsprüfung - Fehler 1028 (interaktiv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/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4">
          <table:table-cell table:style-name="ce4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4">
          <table:table-cell table:style-name="ce4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5" office:value-type="string" calcext:value-type="string">
            <text:p>FAIL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0" office:value-type="string" calcext:value-type="string">
            <text:p>ORSKONCC-15055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6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9" office:value-type="string" calcext:value-type="string">
            <text:p>René</text:p>
          </table:table-cell>
          <table:table-cell table:style-name="ce22" office:value-type="string" calcext:value-type="string">
            <text:p>IMPLEMENTED</text:p>
          </table:table-cell>
          <table:table-cell table:style-name="ce22" office:value-type="string" calcext:value-type="string">
            <text:p>RUN_PLAN_RENE_NTP.rupl</text:p>
          </table:table-cell>
          <table:table-cell table:style-name="ce22" office:value-type="string" calcext:value-type="string">
            <text:p>TBA</text:p>
          </table:table-cell>
          <table:table-cell table:style-name="ce22"/>
          <table:table-cell table:style-name="ce33" office:value-type="date" office:date-value="2017-08-29" calcext:value-type="date">
            <text:p>29/08/2017</text:p>
          </table:table-cell>
          <table:table-cell table:style-name="ce36" office:value-type="string" calcext:value-type="string">
            <text:p>ORSKONCC-12504</text:p>
          </table:table-cell>
          <table:table-cell table:style-name="ce37" table:number-columns-repeated="1013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4939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5" office:value-type="string" calcext:value-type="string">
            <text:p>TIP1-A_4584-06</text:p>
          </table:table-cell>
          <table:table-cell table:style-name="ce11" office:value-type="string" calcext:value-type="string">
            <text:p>TIP1-A_4584-06 TUC_KON_024 Karte zuruecksetzen - Kartenfehler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9" office:value-type="string" calcext:value-type="string">
            <text:p>René</text:p>
          </table:table-cell>
          <table:table-cell table:style-name="ce22" office:value-type="string" calcext:value-type="string">
            <text:p>TEMPERED</text:p>
          </table:table-cell>
          <table:table-cell table:style-name="ce22" office:value-type="string" calcext:value-type="string">
            <text:p>RUN_PLAN_RENE_ALL_Tfs.rupl</text:p>
          </table:table-cell>
          <table:table-cell table:style-name="ce22" office:value-type="string" calcext:value-type="string">
            <text:p>TBA</text:p>
          </table:table-cell>
          <table:table-cell table:style-name="ce22" office:value-type="string" calcext:value-type="string">
            <text:p>ORSKONCC-14981 – VSDM</text:p>
          </table:table-cell>
          <table:table-cell table:style-name="ce33" office:value-type="date" office:date-value="2017-08-29" calcext:value-type="date">
            <text:p>29/08/2017</text:p>
          </table:table-cell>
          <table:table-cell table:style-name="ce37" table:number-columns-repeated="1014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Bestandsnetze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TIP1-A_4788-03</text:p>
          </table:table-cell>
          <table:table-cell table:style-name="ce10" office:value-type="string" calcext:value-type="string">
            <text:p>TIP1-A_4788-03 <text:s/>- - Verhalten bei Abweichung zwischen lokaler Zeit und erhaltenen Zeit kleiner 1 Stunde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 office:value-type="string" calcext:value-type="string">
            <text:p>NICHT IN DOCKER</text:p>
          </table:table-cell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IP1-A_4790-01</text:p>
          </table:table-cell>
          <table:table-cell table:style-name="ce10" office:value-type="string" calcext:value-type="string">
            <text:p>TIP1-A_4790-01 <text:s/>- - TUC_KON_351 Liefere Systemzeit (Online-Betrieb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NO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 office:value-type="string" calcext:value-type="string">
            <text:p>NICHT IN DOCKER</text:p>
          </table:table-cell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6" office:value-type="string" calcext:value-type="string">
            <text:p>TIP1-A_4794-01</text:p>
          </table:table-cell>
          <table:table-cell table:style-name="ce6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16" office:value-type="string" calcext:value-type="string">
            <text:p>FHI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Rene</text:p>
          </table:table-cell>
          <table:table-cell table:style-name="ce23" office:value-type="string" calcext:value-type="string">
            <text:p>TEMPERED</text:p>
          </table:table-cell>
          <table:table-cell table:style-name="ce21" office:value-type="string" calcext:value-type="string">
            <text:p>RUN_PLAN_RENE_ALL_TFs.rupl</text:p>
          </table:table-cell>
          <table:table-cell table:style-name="ce21" office:value-type="string" calcext:value-type="string">
            <text:p>TBA</text:p>
          </table:table-cell>
          <table:table-cell table:style-name="ce23" office:value-type="string" calcext:value-type="string">
            <text:p>NICHT IN DOCKER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3" office:value-type="string" calcext:value-type="string">
            <text:p>TIP1-A_4795-02</text:p>
          </table:table-cell>
          <table:table-cell table:style-name="ce10" office:value-type="string" calcext:value-type="string">
            <text:p>TIP1-A_4795-02 <text:s/>- - TUC_KON_352 Initialisierung Zeitdienst - ANLW_SERVICE_TIMEOUT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/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9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ne.A1:Rene.A1">
            <calcext:condition calcext:apply-style-name="ConditionalStyle_1" calcext:value="duplicate" calcext:base-cell-address="Rene.A1"/>
          </calcext:conditional-format>
          <calcext:conditional-format calcext:target-range-address="Rene.A8:Rene.A10">
            <calcext:condition calcext:apply-style-name="ConditionalStyle_1" calcext:value="duplicate" calcext:base-cell-address="Rene.A8"/>
          </calcext:conditional-format>
        </calcext:conditional-formats>
      </table:table>
      <table:table table:name="20.11.2017" table:style-name="ta2">
        <table:table-column table:style-name="co12" table:default-cell-style-name="ce7"/>
        <table:table-column table:style-name="co13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8" table:default-cell-style-name="ce7"/>
        <table:table-column table:style-name="co15" table:default-cell-style-name="ce7"/>
        <table:table-column table:style-name="co10" table:default-cell-style-name="ce34"/>
        <table:table-column table:style-name="co11" table:number-columns-repeated="1014" table:default-cell-style-name="ce7"/>
        <table:table-row table:style-name="ro1">
          <table:table-cell table:style-name="ce38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536.63pt" svg:y="1.5pt" draw:caption-point-x="255.71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3 95d523a </text:p>
          </table:table-cell>
          <table:table-cell table:style-name="ce12" office:value-type="string" calcext:value-type="string">
            <text:p>TEST NOTE</text:p>
            <text:p>1.4.3 95d523a 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35" table:number-columns-repeated="1013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3" office:value-type="string" calcext:value-type="string">
            <text:p>GS-A_3938-01</text:p>
          </table:table-cell>
          <table:table-cell table:style-name="ce10" office:value-type="string" calcext:value-type="string">
            <text:p>GS-A_3938-01 NTP-Server-Implementierungen, Association Mode und Polling Intervall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/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GS-A_4751-21</text:p>
          </table:table-cell>
          <table:table-cell table:style-name="ce10" office:value-type="string" calcext:value-type="string">
            <text:p>GS-A_4751-21 Fehlercodes bei TSL- und Zertifikatsprüfung - Fehler 1028 (interaktiv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/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8">
          <table:table-cell table:style-name="ce39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8">
          <table:table-cell table:style-name="ce39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8">
          <table:table-cell table:style-name="ce39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5" office:value-type="string" calcext:value-type="string">
            <text:p>FAIL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0" office:value-type="string" calcext:value-type="string">
            <text:p>ORSKONCC-15055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9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6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9" office:value-type="string" calcext:value-type="string">
            <text:p>René</text:p>
          </table:table-cell>
          <table:table-cell table:style-name="ce22" office:value-type="string" calcext:value-type="string">
            <text:p>IMPLEMENTED</text:p>
          </table:table-cell>
          <table:table-cell table:style-name="ce22" office:value-type="string" calcext:value-type="string">
            <text:p>RUN_PLAN_RENE_NTP.rupl</text:p>
          </table:table-cell>
          <table:table-cell table:style-name="ce22" office:value-type="string" calcext:value-type="string">
            <text:p>TBA</text:p>
          </table:table-cell>
          <table:table-cell table:style-name="ce22"/>
          <table:table-cell table:style-name="ce33" office:value-type="date" office:date-value="2017-08-29" calcext:value-type="date">
            <text:p>29/08/2017</text:p>
          </table:table-cell>
          <table:table-cell table:style-name="ce36" office:value-type="string" calcext:value-type="string">
            <text:p>ORSKONCC-12504</text:p>
          </table:table-cell>
          <table:table-cell table:style-name="ce37" table:number-columns-repeated="1013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4939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5" office:value-type="string" calcext:value-type="string">
            <text:p>TIP1-A_4584-06</text:p>
          </table:table-cell>
          <table:table-cell table:style-name="ce11" office:value-type="string" calcext:value-type="string">
            <text:p>TIP1-A_4584-06 TUC_KON_024 Karte zuruecksetzen - Kartenfehler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9" office:value-type="string" calcext:value-type="string">
            <text:p>René</text:p>
          </table:table-cell>
          <table:table-cell table:style-name="ce22" office:value-type="string" calcext:value-type="string">
            <text:p>TEMPERED</text:p>
          </table:table-cell>
          <table:table-cell table:style-name="ce22" office:value-type="string" calcext:value-type="string">
            <text:p>RUN_PLAN_RENE_ALL_Tfs.rupl</text:p>
          </table:table-cell>
          <table:table-cell table:style-name="ce22" office:value-type="string" calcext:value-type="string">
            <text:p>TBA</text:p>
          </table:table-cell>
          <table:table-cell table:style-name="ce22" office:value-type="string" calcext:value-type="string">
            <text:p>ORSKONCC-14981 – VSDM</text:p>
          </table:table-cell>
          <table:table-cell table:style-name="ce33" office:value-type="date" office:date-value="2017-08-29" calcext:value-type="date">
            <text:p>29/08/2017</text:p>
          </table:table-cell>
          <table:table-cell table:style-name="ce37" table:number-columns-repeated="1014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Bestandsnetze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TIP1-A_4788-03</text:p>
          </table:table-cell>
          <table:table-cell table:style-name="ce10" office:value-type="string" calcext:value-type="string">
            <text:p>TIP1-A_4788-03 <text:s/>- - Verhalten bei Abweichung zwischen lokaler Zeit und erhaltenen Zeit kleiner 1 Stunde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 office:value-type="string" calcext:value-type="string">
            <text:p>NICHT IN DOCKER</text:p>
          </table:table-cell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IP1-A_4790-01</text:p>
          </table:table-cell>
          <table:table-cell table:style-name="ce10" office:value-type="string" calcext:value-type="string">
            <text:p>TIP1-A_4790-01 <text:s/>- - TUC_KON_351 Liefere Systemzeit (Online-Betrieb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NO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 office:value-type="string" calcext:value-type="string">
            <text:p>NICHT IN DOCKER</text:p>
          </table:table-cell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6" office:value-type="string" calcext:value-type="string">
            <text:p>TIP1-A_4794-01</text:p>
          </table:table-cell>
          <table:table-cell table:style-name="ce6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16" office:value-type="string" calcext:value-type="string">
            <text:p>FHI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Rene</text:p>
          </table:table-cell>
          <table:table-cell table:style-name="ce23" office:value-type="string" calcext:value-type="string">
            <text:p>TEMPERED</text:p>
          </table:table-cell>
          <table:table-cell table:style-name="ce21" office:value-type="string" calcext:value-type="string">
            <text:p>RUN_PLAN_RENE_ALL_TFs.rupl</text:p>
          </table:table-cell>
          <table:table-cell table:style-name="ce21" office:value-type="string" calcext:value-type="string">
            <text:p>TBA</text:p>
          </table:table-cell>
          <table:table-cell table:style-name="ce23" office:value-type="string" calcext:value-type="string">
            <text:p>NICHT IN DOCKER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3" office:value-type="string" calcext:value-type="string">
            <text:p>TIP1-A_4795-02</text:p>
          </table:table-cell>
          <table:table-cell table:style-name="ce10" office:value-type="string" calcext:value-type="string">
            <text:p>TIP1-A_4795-02 <text:s/>- - TUC_KON_352 Initialisierung Zeitdienst - ANLW_SERVICE_TIMEOUT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8" office:value-type="string" calcext:value-type="string">
            <text:p>René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/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René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9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.11.2017'.A1:'20.11.2017'.A1">
            <calcext:condition calcext:apply-style-name="ConditionalStyle_1" calcext:value="duplicate" calcext:base-cell-address="'20.11.2017'.A1"/>
          </calcext:conditional-format>
          <calcext:conditional-format calcext:target-range-address="'20.11.2017'.A8:'20.11.2017'.A10">
            <calcext:condition calcext:apply-style-name="ConditionalStyle_1" calcext:value="duplicate" calcext:base-cell-address="'20.11.2017'.A8"/>
          </calcext:conditional-format>
        </calcext:conditional-formats>
      </table:table>
      <table:table table:name="21.11.2017" table:style-name="ta2">
        <table:table-column table:style-name="co12" table:default-cell-style-name="ce7"/>
        <table:table-column table:style-name="co16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11" table:number-columns-repeated="1014" table:default-cell-style-name="ce7"/>
        <table:table-row table:style-name="ro10">
          <table:table-cell table:style-name="ce40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282.13pt" svg:y="1.5pt" draw:caption-point-x="255.71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3 95d523a </text:p>
          </table:table-cell>
          <table:table-cell table:style-name="ce12" office:value-type="string" calcext:value-type="string">
            <text:p>TEST NOTE</text:p>
            <text:p>1.4.3 95d523a 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35" table:number-columns-repeated="1013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3" office:value-type="string" calcext:value-type="string">
            <text:p>GS-A_3938-01</text:p>
          </table:table-cell>
          <table:table-cell table:style-name="ce10" office:value-type="string" calcext:value-type="string">
            <text:p>GS-A_3938-01 NTP-Server-Implementierungen, Association Mode und Polling Intervall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 office:value-type="string" calcext:value-type="string">
            <text:p>exception</text:p>
          </table:table-cell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3" calcext:value-type="date">
            <text:p>23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4" calcext:value-type="date">
            <text:p>24/11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5" calcext:value-type="date">
            <text:p>25/11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GS-A_4751-21</text:p>
          </table:table-cell>
          <table:table-cell table:style-name="ce10" office:value-type="string" calcext:value-type="string">
            <text:p>GS-A_4751-21 Fehlercodes bei TSL- und Zertifikatsprüfung - Fehler 1028 (interaktiv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 – PASSED</text:p>
          </table:table-cell>
          <table:table-cell table:style-name="ce21"/>
          <table:table-cell table:style-name="ce31" office:value-type="date" office:date-value="2017-11-26" calcext:value-type="date">
            <text:p>26/11/2017</text:p>
          </table:table-cell>
          <table:table-cell table:style-name="ce46" table:number-columns-repeated="1014"/>
        </table:table-row>
        <table:table-row table:style-name="ro5">
          <table:table-cell table:style-name="ce41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5">
          <table:table-cell table:style-name="ce41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5">
          <table:table-cell table:style-name="ce41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FAILED – PASS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0" office:value-type="string" calcext:value-type="string">
            <text:p>ORSKONCC-15055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11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2" office:value-type="string" calcext:value-type="string">
            <text:p>IMPLEMENTED</text:p>
          </table:table-cell>
          <table:table-cell table:style-name="ce22" office:value-type="string" calcext:value-type="string">
            <text:p>RUN_PLAN_RENE_NTP.rupl</text:p>
          </table:table-cell>
          <table:table-cell table:style-name="ce22" office:value-type="string" calcext:value-type="string">
            <text:p>TBA – FAILED</text:p>
          </table:table-cell>
          <table:table-cell table:style-name="ce22"/>
          <table:table-cell table:style-name="ce33" office:value-type="date" office:date-value="2017-08-29" calcext:value-type="date">
            <text:p>29/08/2017</text:p>
          </table:table-cell>
          <table:table-cell table:style-name="ce36" office:value-type="string" calcext:value-type="string">
            <text:p>ORSKONCC-12504</text:p>
          </table:table-cell>
          <table:table-cell table:style-name="ce37" table:number-columns-repeated="1013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4939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5" office:value-type="string" calcext:value-type="string">
            <text:p>TIP1-A_4584-06</text:p>
          </table:table-cell>
          <table:table-cell table:style-name="ce11" office:value-type="string" calcext:value-type="string">
            <text:p>TIP1-A_4584-06 TUC_KON_024 Karte zuruecksetzen - Kartenfehler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2" office:value-type="string" calcext:value-type="string">
            <text:p>TEMPERED</text:p>
          </table:table-cell>
          <table:table-cell table:style-name="ce22" office:value-type="string" calcext:value-type="string">
            <text:p>RUN_PLAN_RENE_ALL_Tfs.rupl</text:p>
          </table:table-cell>
          <table:table-cell table:style-name="ce44" office:value-type="string" calcext:value-type="string">
            <text:p>TBA</text:p>
          </table:table-cell>
          <table:table-cell table:style-name="ce22" office:value-type="string" calcext:value-type="string">
            <text:p>ORSKONCC-14981 – VSDM</text:p>
          </table:table-cell>
          <table:table-cell table:style-name="ce33" office:value-type="date" office:date-value="2017-08-29" calcext:value-type="date">
            <text:p>29/08/2017</text:p>
          </table:table-cell>
          <table:table-cell table:style-name="ce37" table:number-columns-repeated="1014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???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 – TBA</text:p>
          </table:table-cell>
          <table:table-cell table:style-name="ce20" office:value-type="string" calcext:value-type="string">
            <text:p>Bestandsnetze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TIP1-A_4788-03</text:p>
          </table:table-cell>
          <table:table-cell table:style-name="ce10" office:value-type="string" calcext:value-type="string">
            <text:p>TIP1-A_4788-03 <text:s/>- - Verhalten bei Abweichung zwischen lokaler Zeit und erhaltenen Zeit kleiner 1 Stunde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45" office:value-type="string" calcext:value-type="string">
            <text:p>TBA</text:p>
          </table:table-cell>
          <table:table-cell table:style-name="ce21" office:value-type="string" calcext:value-type="string">
            <text:p>NICHT IN DOCKER</text:p>
          </table:table-cell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IP1-A_4790-01</text:p>
          </table:table-cell>
          <table:table-cell table:style-name="ce10" office:value-type="string" calcext:value-type="string">
            <text:p>TIP1-A_4790-01 <text:s/>- - TUC_KON_351 Liefere Systemzeit (Online-Betrieb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45" office:value-type="string" calcext:value-type="string">
            <text:p>TBA</text:p>
          </table:table-cell>
          <table:table-cell table:style-name="ce21" office:value-type="string" calcext:value-type="string">
            <text:p>NICHT IN DOCKER</text:p>
          </table:table-cell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6" office:value-type="string" calcext:value-type="string">
            <text:p>TIP1-A_4794-01</text:p>
          </table:table-cell>
          <table:table-cell table:style-name="ce6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16" office:value-type="string" calcext:value-type="string">
            <text:p>FHI</text:p>
          </table:table-cell>
          <table:table-cell table:style-name="ce16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3" office:value-type="string" calcext:value-type="string">
            <text:p>TEMPERED</text:p>
          </table:table-cell>
          <table:table-cell table:style-name="ce21" office:value-type="string" calcext:value-type="string">
            <text:p>RUN_PLAN_RENE_ALL_TFs.rupl</text:p>
          </table:table-cell>
          <table:table-cell table:style-name="ce45" office:value-type="string" calcext:value-type="string">
            <text:p>TBA</text:p>
          </table:table-cell>
          <table:table-cell table:style-name="ce23" office:value-type="string" calcext:value-type="string">
            <text:p>NICHT IN DOCKER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3" office:value-type="string" calcext:value-type="string">
            <text:p>TIP1-A_4795-02</text:p>
          </table:table-cell>
          <table:table-cell table:style-name="ce10" office:value-type="string" calcext:value-type="string">
            <text:p>TIP1-A_4795-02 <text:s/>- - TUC_KON_352 Initialisierung Zeitdienst - ANLW_SERVICE_TIMEOUT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45" office:value-type="string" calcext:value-type="string">
            <text:p>TBA</text:p>
          </table:table-cell>
          <table:table-cell table:style-name="ce21"/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9"/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1.11.2017'.A1:'21.11.2017'.A1">
            <calcext:condition calcext:apply-style-name="ConditionalStyle_1" calcext:value="duplicate" calcext:base-cell-address="'21.11.2017'.A1"/>
          </calcext:conditional-format>
          <calcext:conditional-format calcext:target-range-address="'21.11.2017'.A8:'21.11.2017'.A10">
            <calcext:condition calcext:apply-style-name="ConditionalStyle_1" calcext:value="duplicate" calcext:base-cell-address="'21.11.2017'.A8"/>
          </calcext:conditional-format>
        </calcext:conditional-formats>
      </table:table>
      <table:table table:name="22.11.2017" table:style-name="ta2">
        <table:table-column table:style-name="co12" table:default-cell-style-name="ce7"/>
        <table:table-column table:style-name="co16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11" table:number-columns-repeated="1014" table:default-cell-style-name="ce7"/>
        <table:table-row table:style-name="ro1">
          <table:table-cell table:style-name="ce47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0pt" svg:y="1.5pt" draw:caption-point-x="537.85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3 95d523a </text:p>
          </table:table-cell>
          <table:table-cell table:style-name="ce12" office:value-type="string" calcext:value-type="string">
            <text:p>TEST NOTE</text:p>
            <text:p>1.4.3 95d523a 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35" table:number-columns-repeated="1013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3" office:value-type="string" calcext:value-type="string">
            <text:p>GS-A_3938-01</text:p>
          </table:table-cell>
          <table:table-cell table:style-name="ce10" office:value-type="string" calcext:value-type="string">
            <text:p>GS-A_3938-01 NTP-Server-Implementierungen, Association Mode und Polling Intervall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 office:value-type="string" calcext:value-type="string">
            <text:p>exception</text:p>
          </table:table-cell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GS-A_4751-21</text:p>
          </table:table-cell>
          <table:table-cell table:style-name="ce10" office:value-type="string" calcext:value-type="string">
            <text:p>GS-A_4751-21 Fehlercodes bei TSL- und Zertifikatsprüfung - Fehler 1028 (interaktiv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PASSED</text:p>
          </table:table-cell>
          <table:table-cell table:style-name="ce21"/>
          <table:table-cell table:style-name="ce31" office:value-type="date" office:date-value="2017-11-21" calcext:value-type="date">
            <text:p>21/11/2017</text:p>
          </table:table-cell>
          <table:table-cell table:style-name="ce46" table:number-columns-repeated="1014"/>
        </table:table-row>
        <table:table-row table:style-name="ro12">
          <table:table-cell table:style-name="ce48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2">
          <table:table-cell table:style-name="ce48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2">
          <table:table-cell table:style-name="ce48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FAILED – PASS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11-21" calcext:value-type="date">
            <text:p>21/11/2017</text:p>
          </table:table-cell>
          <table:table-cell table:style-name="ce20" office:value-type="string" calcext:value-type="string">
            <text:p>ORSKONCC-15055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13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2" office:value-type="string" calcext:value-type="string">
            <text:p>IMPLEMENTED</text:p>
          </table:table-cell>
          <table:table-cell table:style-name="ce22" office:value-type="string" calcext:value-type="string">
            <text:p>RUN_PLAN_RENE_NTP.rupl</text:p>
          </table:table-cell>
          <table:table-cell table:style-name="ce22" office:value-type="string" calcext:value-type="string">
            <text:p>TBA – FAILED</text:p>
          </table:table-cell>
          <table:table-cell table:style-name="ce22"/>
          <table:table-cell table:style-name="ce31" office:value-type="date" office:date-value="2017-11-21" calcext:value-type="date">
            <text:p>21/11/2017</text:p>
          </table:table-cell>
          <table:table-cell table:style-name="ce36" office:value-type="string" calcext:value-type="string">
            <text:p>ORSKONCC-12504</text:p>
          </table:table-cell>
          <table:table-cell table:style-name="ce37" table:number-columns-repeated="1013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4939</text:p>
          </table:table-cell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5" office:value-type="string" calcext:value-type="string">
            <text:p>TIP1-A_4584-06</text:p>
          </table:table-cell>
          <table:table-cell table:style-name="ce11" office:value-type="string" calcext:value-type="string">
            <text:p>TIP1-A_4584-06 TUC_KON_024 Karte zuruecksetzen - Kartenfehler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2" office:value-type="string" calcext:value-type="string">
            <text:p>TEMPERED</text:p>
          </table:table-cell>
          <table:table-cell table:style-name="ce22" office:value-type="string" calcext:value-type="string">
            <text:p>RUN_PLAN_RENE_ALL_Tfs.rupl</text:p>
          </table:table-cell>
          <table:table-cell table:style-name="ce44" office:value-type="string" calcext:value-type="string">
            <text:p>TBA</text:p>
          </table:table-cell>
          <table:table-cell table:style-name="ce22" office:value-type="string" calcext:value-type="string">
            <text:p>ORSKONCC-14981 – VSDM</text:p>
          </table:table-cell>
          <table:table-cell table:style-name="ce31" office:value-type="date" office:date-value="2017-11-21" calcext:value-type="date">
            <text:p>21/11/2017</text:p>
          </table:table-cell>
          <table:table-cell table:style-name="ce37" table:number-columns-repeated="1014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Bestandsnetze</text:p>
          </table:table-cell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88-03</text:p>
          </table:table-cell>
          <table:table-cell table:style-name="ce9" office:value-type="string" calcext:value-type="string">
            <text:p>TIP1-A_4788-03 <text:s/>- - Verhalten bei Abweichung zwischen lokaler Zeit und erhaltenen Zeit kleiner 1 Stun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IN DOCKER</text:p>
          </table:table-cell>
          <table:table-cell table:style-name="ce31" office:value-type="date" office:date-value="2017-11-22" calcext:value-type="date">
            <text:p>22/11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TIP1-A_4790-01</text:p>
          </table:table-cell>
          <table:table-cell table:style-name="ce10" office:value-type="string" calcext:value-type="string">
            <text:p>TIP1-A_4790-01 <text:s/>- - TUC_KON_351 Liefere Systemzeit (Online-Betrieb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45" office:value-type="string" calcext:value-type="string">
            <text:p>TBA</text:p>
          </table:table-cell>
          <table:table-cell table:style-name="ce21" office:value-type="string" calcext:value-type="string">
            <text:p>NICHT IN DOCKER</text:p>
          </table:table-cell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49" office:value-type="string" calcext:value-type="string">
            <text:p>TIP1-A_4794-01</text:p>
          </table:table-cell>
          <table:table-cell table:style-name="ce49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50" office:value-type="string" calcext:value-type="string">
            <text:p>FHI</text:p>
          </table:table-cell>
          <table:table-cell table:style-name="ce50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51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51" office:value-type="string" calcext:value-type="string">
            <text:p>IN DOCKER</text:p>
          </table:table-cell>
          <table:table-cell table:style-name="ce31" office:value-type="date" office:date-value="2017-11-22" calcext:value-type="date">
            <text:p>22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95-02</text:p>
          </table:table-cell>
          <table:table-cell table:style-name="ce9" office:value-type="string" calcext:value-type="string">
            <text:p>TIP1-A_4795-02 <text:s/>- - TUC_KON_352 Initialisierung Zeitdienst - ANLW_SERVICE_TIMEOU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9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2.11.2017'.A1:'22.11.2017'.A1">
            <calcext:condition calcext:apply-style-name="ConditionalStyle_1" calcext:value="duplicate" calcext:base-cell-address="'22.11.2017'.A1"/>
          </calcext:conditional-format>
          <calcext:conditional-format calcext:target-range-address="'22.11.2017'.A8:'22.11.2017'.A10">
            <calcext:condition calcext:apply-style-name="ConditionalStyle_1" calcext:value="duplicate" calcext:base-cell-address="'22.11.2017'.A8"/>
          </calcext:conditional-format>
        </calcext:conditional-formats>
      </table:table>
      <table:table table:name="27.11.2017" table:style-name="ta2">
        <table:table-column table:style-name="co12" table:default-cell-style-name="ce7"/>
        <table:table-column table:style-name="co18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11" table:number-columns-repeated="1014" table:default-cell-style-name="ce7"/>
        <table:table-row table:style-name="ro14">
          <table:table-cell table:style-name="ce52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302.49pt" svg:y="1.5pt" draw:caption-point-x="255.71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6 554c950c1 </text:p>
          </table:table-cell>
          <table:table-cell table:style-name="ce12" office:value-type="string" calcext:value-type="string">
            <text:p>TEST NOTE</text:p>
            <text:p><text:span text:style-name="T3">1.4.6 554c950c1</text:span>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35" table:number-columns-repeated="1013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3" office:value-type="string" calcext:value-type="string">
            <text:p>GS-A_3938-01</text:p>
          </table:table-cell>
          <table:table-cell table:style-name="ce10" office:value-type="string" calcext:value-type="string">
            <text:p>GS-A_3938-01 NTP-Server-Implementierungen, Association Mode und Polling Intervall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TBA</text:p>
          </table:table-cell>
          <table:table-cell table:style-name="ce21" office:value-type="string" calcext:value-type="string">
            <text:p>exception</text:p>
          </table:table-cell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GS-A_4751-21</text:p>
          </table:table-cell>
          <table:table-cell table:style-name="ce10" office:value-type="string" calcext:value-type="string">
            <text:p>GS-A_4751-21 Fehlercodes bei TSL- und Zertifikatsprüfung - Fehler 1028 (interaktiv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21" office:value-type="string" calcext:value-type="string">
            <text:p>PASSED</text:p>
          </table:table-cell>
          <table:table-cell table:style-name="ce21"/>
          <table:table-cell table:style-name="ce31" office:value-type="date" office:date-value="2017-11-21" calcext:value-type="date">
            <text:p>21/11/2017</text:p>
          </table:table-cell>
          <table:table-cell table:style-name="ce46" table:number-columns-repeated="1014"/>
        </table:table-row>
        <table:table-row table:style-name="ro12">
          <table:table-cell table:style-name="ce53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2">
          <table:table-cell table:style-name="ce53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2">
          <table:table-cell table:style-name="ce53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FAILED – PASS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11-21" calcext:value-type="date">
            <text:p>21/11/2017</text:p>
          </table:table-cell>
          <table:table-cell table:style-name="ce20" office:value-type="string" calcext:value-type="string">
            <text:p>ORSKONCC-15055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13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2" office:value-type="string" calcext:value-type="string">
            <text:p>IMPLEMENTED</text:p>
          </table:table-cell>
          <table:table-cell table:style-name="ce22" office:value-type="string" calcext:value-type="string">
            <text:p>RUN_PLAN_RENE_NTP.rupl</text:p>
          </table:table-cell>
          <table:table-cell table:style-name="ce22" office:value-type="string" calcext:value-type="string">
            <text:p>TBA – FAILED</text:p>
          </table:table-cell>
          <table:table-cell table:style-name="ce22"/>
          <table:table-cell table:style-name="ce31" office:value-type="date" office:date-value="2017-11-21" calcext:value-type="date">
            <text:p>21/11/2017</text:p>
          </table:table-cell>
          <table:table-cell table:style-name="ce36" office:value-type="string" calcext:value-type="string">
            <text:p>ORSKONCC-12504</text:p>
          </table:table-cell>
          <table:table-cell table:style-name="ce37" table:number-columns-repeated="1013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4939</text:p>
          </table:table-cell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5" office:value-type="string" calcext:value-type="string">
            <text:p>TIP1-A_4584-06</text:p>
          </table:table-cell>
          <table:table-cell table:style-name="ce11" office:value-type="string" calcext:value-type="string">
            <text:p>TIP1-A_4584-06 TUC_KON_024 Karte zuruecksetzen - Kartenfehler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2" office:value-type="string" calcext:value-type="string">
            <text:p>TEMPERED</text:p>
          </table:table-cell>
          <table:table-cell table:style-name="ce22" office:value-type="string" calcext:value-type="string">
            <text:p>RUN_PLAN_RENE_ALL_Tfs.rupl</text:p>
          </table:table-cell>
          <table:table-cell table:style-name="ce44" office:value-type="string" calcext:value-type="string">
            <text:p>TBA</text:p>
          </table:table-cell>
          <table:table-cell table:style-name="ce22" office:value-type="string" calcext:value-type="string">
            <text:p>ORSKONCC-14981 – VSDM</text:p>
          </table:table-cell>
          <table:table-cell table:style-name="ce31" office:value-type="date" office:date-value="2017-11-21" calcext:value-type="date">
            <text:p>21/11/2017</text:p>
          </table:table-cell>
          <table:table-cell table:style-name="ce37" table:number-columns-repeated="1014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Bestandsnetze</text:p>
          </table:table-cell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88-03</text:p>
          </table:table-cell>
          <table:table-cell table:style-name="ce9" office:value-type="string" calcext:value-type="string">
            <text:p>TIP1-A_4788-03 <text:s/>- - Verhalten bei Abweichung zwischen lokaler Zeit und erhaltenen Zeit kleiner 1 Stun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IN DOCKER</text:p>
          </table:table-cell>
          <table:table-cell table:style-name="ce31" office:value-type="date" office:date-value="2017-11-22" calcext:value-type="date">
            <text:p>22/11/2017</text:p>
          </table:table-cell>
          <table:table-cell table:style-name="ce28" table:number-columns-repeated="1014"/>
        </table:table-row>
        <table:table-row table:style-name="ro2">
          <table:table-cell table:style-name="ce3" office:value-type="string" calcext:value-type="string">
            <text:p>TIP1-A_4790-01</text:p>
          </table:table-cell>
          <table:table-cell table:style-name="ce10" office:value-type="string" calcext:value-type="string">
            <text:p>TIP1-A_4790-01 <text:s/>- - TUC_KON_351 Liefere Systemzeit (Online-Betrieb)</text:p>
          </table:table-cell>
          <table:table-cell table:style-name="ce14" office:value-type="string" calcext:value-type="string">
            <text:p>FHI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1" office:value-type="string" calcext:value-type="string">
            <text:p>TEMPERED</text:p>
          </table:table-cell>
          <table:table-cell table:style-name="ce21" office:value-type="string" calcext:value-type="string">
            <text:p>RUN_PLAN_RENE_NTP.rupl</text:p>
          </table:table-cell>
          <table:table-cell table:style-name="ce45" office:value-type="string" calcext:value-type="string">
            <text:p>TBA</text:p>
          </table:table-cell>
          <table:table-cell table:style-name="ce21" office:value-type="string" calcext:value-type="string">
            <text:p>NICHT IN DOCKER</text:p>
          </table:table-cell>
          <table:table-cell table:style-name="ce32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49" office:value-type="string" calcext:value-type="string">
            <text:p>TIP1-A_4794-01</text:p>
          </table:table-cell>
          <table:table-cell table:style-name="ce49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50" office:value-type="string" calcext:value-type="string">
            <text:p>FHI</text:p>
          </table:table-cell>
          <table:table-cell table:style-name="ce50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51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51" office:value-type="string" calcext:value-type="string">
            <text:p>IN DOCKER</text:p>
          </table:table-cell>
          <table:table-cell table:style-name="ce31" office:value-type="date" office:date-value="2017-11-22" calcext:value-type="date">
            <text:p>22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95-02</text:p>
          </table:table-cell>
          <table:table-cell table:style-name="ce9" office:value-type="string" calcext:value-type="string">
            <text:p>TIP1-A_4795-02 <text:s/>- - TUC_KON_352 Initialisierung Zeitdienst - ANLW_SERVICE_TIMEOU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9"/>
          <table:table-cell table:style-name="ce31" office:value-type="date" office:date-value="2017-11-21" calcext:value-type="date">
            <text:p>21/11/2017</text:p>
          </table:table-cell>
          <table:table-cell table:number-columns-repeated="101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7.11.2017'.A1:'27.11.2017'.A1">
            <calcext:condition calcext:apply-style-name="ConditionalStyle_1" calcext:value="duplicate" calcext:base-cell-address="'27.11.2017'.A1"/>
          </calcext:conditional-format>
          <calcext:conditional-format calcext:target-range-address="'27.11.2017'.A8:'27.11.2017'.A10">
            <calcext:condition calcext:apply-style-name="ConditionalStyle_1" calcext:value="duplicate" calcext:base-cell-address="'27.11.2017'.A8"/>
          </calcext:conditional-format>
        </calcext:conditional-formats>
      </table:table>
      <table:table table:name="29.11.2017" table:style-name="ta2">
        <table:table-column table:style-name="co12" table:default-cell-style-name="ce7"/>
        <table:table-column table:style-name="co1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20" table:default-cell-style-name="ce7"/>
        <table:table-column table:style-name="co11" table:number-columns-repeated="1013" table:default-cell-style-name="ce7"/>
        <table:table-row table:style-name="ro14">
          <table:table-cell table:style-name="ce54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371.59pt" svg:y="1.5pt" draw:caption-point-x="255.71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6 554c950c1 </text:p>
          </table:table-cell>
          <table:table-cell table:style-name="ce12" office:value-type="string" calcext:value-type="string">
            <text:p>TEST NOTE</text:p>
            <text:p><text:span text:style-name="T3">1.4.6 554c950c1</text:span>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35" table:number-columns-repeated="1013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GS-A_3938-01</text:p>
          </table:table-cell>
          <table:table-cell table:style-name="ce9" office:value-type="string" calcext:value-type="string">
            <text:p>GS-A_3938-01 NTP-Server-Implementierungen, Association Mode und Polling Interval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4751-21</text:p>
          </table:table-cell>
          <table:table-cell table:style-name="ce9" office:value-type="string" calcext:value-type="string">
            <text:p>GS-A_4751-21 Fehlercodes bei TSL- und Zertifikatsprüfung - Fehler 1028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63" table:number-columns-repeated="1014"/>
        </table:table-row>
        <table:table-row table:style-name="ro12">
          <table:table-cell table:style-name="ce55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2">
          <table:table-cell table:style-name="ce55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2">
          <table:table-cell table:style-name="ce55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0" office:value-type="string" calcext:value-type="string">
            <text:p>ORSKONCC-15055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17" office:value-type="float" office:value="2019" calcext:value-type="float">
            <text:p>2019</text:p>
          </table:table-cell>
          <table:table-cell table:style-name="ce31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13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60" office:value-type="float" office:value="2019" calcext:value-type="float">
            <text:p>2019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2" office:value-type="string" calcext:value-type="string">
            <text:p>IMPLEMENTED</text:p>
          </table:table-cell>
          <table:table-cell table:style-name="ce22" office:value-type="string" calcext:value-type="string">
            <text:p>RUN_PLAN_RENE_NTP.rupl</text:p>
          </table:table-cell>
          <table:table-cell table:style-name="ce22" office:value-type="string" calcext:value-type="string">
            <text:p>TBA – PASSED</text:p>
          </table:table-cell>
          <table:table-cell table:style-name="ce22"/>
          <table:table-cell table:style-name="ce31" office:value-type="date" office:date-value="2017-11-28" calcext:value-type="date">
            <text:p>28/11/2017</text:p>
          </table:table-cell>
          <table:table-cell table:style-name="ce36" office:value-type="string" calcext:value-type="string">
            <text:p>ORSKONCC-12504</text:p>
          </table:table-cell>
          <table:table-cell table:style-name="ce37" table:number-columns-repeated="1013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42" office:value-type="string" calcext:value-type="string">
            <text:p>FAILED</text:p>
          </table:table-cell>
          <table:table-cell table:style-name="ce20" office:value-type="string" calcext:value-type="string">
            <text:p>ORSKONCC-17232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Nachbedingung verbessern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88-03</text:p>
          </table:table-cell>
          <table:table-cell table:style-name="ce9" office:value-type="string" calcext:value-type="string">
            <text:p>TIP1-A_4788-03 <text:s/>- - Verhalten bei Abweichung zwischen lokaler Zeit und erhaltenen Zeit kleiner 1 Stun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IN DOCKER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office:value-type="string" calcext:value-type="string">
            <text:p>Step 4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0-01</text:p>
          </table:table-cell>
          <table:table-cell table:style-name="ce9" office:value-type="string" calcext:value-type="string">
            <text:p>TIP1-A_4790-01 <text:s/>- - TUC_KON_351 Liefere Systemzeit (Online-Betrieb)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IN DOCKER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office:value-type="string" calcext:value-type="string">
            <text:p>Step 16 <text:s/>paired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49" office:value-type="string" calcext:value-type="string">
            <text:p>TIP1-A_4794-01</text:p>
          </table:table-cell>
          <table:table-cell table:style-name="ce49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50" office:value-type="string" calcext:value-type="string">
            <text:p>FHI</text:p>
          </table:table-cell>
          <table:table-cell table:style-name="ce50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51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51" office:value-type="string" calcext:value-type="string">
            <text:p>IN DOCKER</text:p>
          </table:table-cell>
          <table:table-cell table:style-name="ce31" office:value-type="date" office:date-value="2017-11-22" calcext:value-type="date">
            <text:p>22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95-02</text:p>
          </table:table-cell>
          <table:table-cell table:style-name="ce9" office:value-type="string" calcext:value-type="string">
            <text:p>TIP1-A_4795-02 <text:s/>- - TUC_KON_352 Initialisierung Zeitdienst - ANLW_SERVICE_TIMEOU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NTP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RUN_PLAN_RENE_ALL_TFs.rupl</text:p>
          </table:table-cell>
          <table:table-cell table:style-name="ce20" office:value-type="string" calcext:value-type="string">
            <text:p>PASSED</text:p>
          </table:table-cell>
          <table:table-cell table:style-name="ce29"/>
          <table:table-cell table:style-name="ce31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TIP1-A_4597-01</text:p>
          </table:table-cell>
          <table:table-cell table:style-name="ce28" office:value-type="string" calcext:value-type="string">
            <text:p>TIP1-A_4597-01 Unterstützung von Missbrauchserkennungen</text:p>
          </table:table-cell>
          <table:table-cell table:style-name="ce28" table:number-columns-repeated="5"/>
          <table:table-cell table:style-name="ce28" office:value-type="string" calcext:value-type="string">
            <text:p>TC ISSUE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15">
          <table:table-cell table:style-name="ce57" office:value-type="string" calcext:value-type="string">
            <text:p>TIP1-A_4510-03</text:p>
          </table:table-cell>
          <table:table-cell table:style-name="ce57" office:value-type="string" calcext:value-type="string">
            <text:p>TIP1-A_4510-03 EC_Time_Sync_Pending_Critical</text:p>
          </table:table-cell>
          <table:table-cell table:style-name="ce58" table:number-columns-repeated="5"/>
          <table:table-cell table:style-name="ce58" office:value-type="string" calcext:value-type="string">
            <text:p>TC ISSUE</text:p>
          </table:table-cell>
          <table:table-cell table:style-name="ce58"/>
          <table:table-cell table:style-name="ce62"/>
          <table:table-cell table:style-name="ce28" table:number-columns-repeated="1014"/>
        </table:table-row>
        <table:table-row table:style-name="ro16">
          <table:table-cell table:style-name="ce56" office:value-type="string" calcext:value-type="string">
            <text:p>TIP1-A_4512-01</text:p>
          </table:table-cell>
          <table:table-cell table:style-name="ce56" office:value-type="string" calcext:value-type="string">
            <text:p>TIP1-A_4512-01 Ereignis bei Aenderung des Betriebszustandes</text:p>
          </table:table-cell>
          <table:table-cell table:style-name="ce28" table:number-columns-repeated="5"/>
          <table:table-cell table:style-name="ce28" office:value-type="string" calcext:value-type="string">
            <text:p>TC ISSUE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2" table:number-rows-repeated="104850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29.11.2017'.A1:'29.11.2017'.A1">
            <calcext:condition calcext:apply-style-name="ConditionalStyle_1" calcext:value="duplicate" calcext:base-cell-address="'29.11.2017'.A1"/>
          </calcext:conditional-format>
          <calcext:conditional-format calcext:target-range-address="'29.11.2017'.A8:'29.11.2017'.A10">
            <calcext:condition calcext:apply-style-name="ConditionalStyle_1" calcext:value="duplicate" calcext:base-cell-address="'29.11.2017'.A8"/>
          </calcext:conditional-format>
        </calcext:conditional-formats>
      </table:table>
      <table:table table:name="05.12.2017" table:style-name="ta2">
        <table:table-column table:style-name="co12" table:default-cell-style-name="ce7"/>
        <table:table-column table:style-name="co1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20" table:default-cell-style-name="ce7"/>
        <table:table-column table:style-name="co11" table:number-columns-repeated="1013" table:default-cell-style-name="ce7"/>
        <table:table-row table:style-name="ro17">
          <table:table-cell table:style-name="ce64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0pt" svg:y="1.5pt" draw:caption-point-x="627.31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6 b1b122494</text:p>
          </table:table-cell>
          <table:table-cell table:style-name="ce12" office:value-type="string" calcext:value-type="string">
            <text:p>TEST NOTE</text:p>
            <text:p><text:span text:style-name="T3">1.4.6 b1b122494</text:span>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35" table:number-columns-repeated="1013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GS-A_3938-01</text:p>
          </table:table-cell>
          <table:table-cell table:style-name="ce9" office:value-type="string" calcext:value-type="string">
            <text:p>GS-A_3938-01 NTP-Server-Implementierungen, Association Mode und Polling Interval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4751-21</text:p>
          </table:table-cell>
          <table:table-cell table:style-name="ce9" office:value-type="string" calcext:value-type="string">
            <text:p>GS-A_4751-21 Fehlercodes bei TSL- und Zertifikatsprüfung - Fehler 1028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63" table:number-columns-repeated="1014"/>
        </table:table-row>
        <table:table-row table:style-name="ro5">
          <table:table-cell table:style-name="ce65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5">
          <table:table-cell table:style-name="ce65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5">
          <table:table-cell table:style-name="ce65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0" office:value-type="string" calcext:value-type="string">
            <text:p>ORSKONCC-15055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17" office:value-type="float" office:value="2019" calcext:value-type="float">
            <text:p>2019</text:p>
          </table:table-cell>
          <table:table-cell table:style-name="ce31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11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60" office:value-type="float" office:value="2019" calcext:value-type="float">
            <text:p>2019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2" office:value-type="string" calcext:value-type="string">
            <text:p>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22" office:value-type="string" calcext:value-type="string">
            <text:p>TBA – PASSED</text:p>
          </table:table-cell>
          <table:table-cell table:style-name="ce22"/>
          <table:table-cell table:style-name="ce31" office:value-type="date" office:date-value="2017-11-28" calcext:value-type="date">
            <text:p>28/11/2017</text:p>
          </table:table-cell>
          <table:table-cell table:style-name="ce36" office:value-type="string" calcext:value-type="string">
            <text:p>ORSKONCC-12504</text:p>
          </table:table-cell>
          <table:table-cell table:style-name="ce37" table:number-columns-repeated="1013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FAILED</text:p>
          </table:table-cell>
          <table:table-cell table:style-name="ce20" office:value-type="string" calcext:value-type="string">
            <text:p>ORSKONCC-17232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Nachbedingung verbessern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88-03</text:p>
          </table:table-cell>
          <table:table-cell table:style-name="ce9" office:value-type="string" calcext:value-type="string">
            <text:p>TIP1-A_4788-03 <text:s/>- - Verhalten bei Abweichung zwischen lokaler Zeit und erhaltenen Zeit kleiner 1 Stun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IN DOCKER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office:value-type="string" calcext:value-type="string">
            <text:p>Step 4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0-01</text:p>
          </table:table-cell>
          <table:table-cell table:style-name="ce9" office:value-type="string" calcext:value-type="string">
            <text:p>TIP1-A_4790-01 <text:s/>- - TUC_KON_351 Liefere Systemzeit (Online-Betrieb)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IN DOCKER</text:p>
          </table:table-cell>
          <table:table-cell table:style-name="ce31" office:value-type="date" office:date-value="2017-12-05" calcext:value-type="date">
            <text:p>05/12/2017</text:p>
          </table:table-cell>
          <table:table-cell table:style-name="ce28" office:value-type="string" calcext:value-type="string">
            <text:p>Step 16 <text:s/>paired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49" office:value-type="string" calcext:value-type="string">
            <text:p>TIP1-A_4794-01</text:p>
          </table:table-cell>
          <table:table-cell table:style-name="ce49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50" office:value-type="string" calcext:value-type="string">
            <text:p>FHI</text:p>
          </table:table-cell>
          <table:table-cell table:style-name="ce50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51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51" office:value-type="string" calcext:value-type="string">
            <text:p>IN DOCKER</text:p>
          </table:table-cell>
          <table:table-cell table:style-name="ce31" office:value-type="date" office:date-value="2017-11-22" calcext:value-type="date">
            <text:p>22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95-02</text:p>
          </table:table-cell>
          <table:table-cell table:style-name="ce9" office:value-type="string" calcext:value-type="string">
            <text:p>TIP1-A_4795-02 <text:s/>- - TUC_KON_352 Initialisierung Zeitdienst - ANLW_SERVICE_TIMEOU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2-05" calcext:value-type="date">
            <text:p>05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9"/>
          <table:table-cell table:style-name="ce31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TIP1-A_4597-01</text:p>
          </table:table-cell>
          <table:table-cell table:style-name="ce28" office:value-type="string" calcext:value-type="string">
            <text:p>TIP1-A_4597-01 Unterstützung von Missbrauchserkennungen</text:p>
          </table:table-cell>
          <table:table-cell table:style-name="ce28" table:number-columns-repeated="5"/>
          <table:table-cell table:style-name="ce28" office:value-type="string" calcext:value-type="string">
            <text:p>TC ISSUE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15">
          <table:table-cell table:style-name="ce57" office:value-type="string" calcext:value-type="string">
            <text:p>TIP1-A_4510-03</text:p>
          </table:table-cell>
          <table:table-cell table:style-name="ce57" office:value-type="string" calcext:value-type="string">
            <text:p>TIP1-A_4510-03 EC_Time_Sync_Pending_Critical</text:p>
          </table:table-cell>
          <table:table-cell table:style-name="ce58" table:number-columns-repeated="5"/>
          <table:table-cell table:style-name="ce58" office:value-type="string" calcext:value-type="string">
            <text:p>TC ISSUE</text:p>
          </table:table-cell>
          <table:table-cell table:style-name="ce58"/>
          <table:table-cell table:style-name="ce62"/>
          <table:table-cell table:style-name="ce28" table:number-columns-repeated="1014"/>
        </table:table-row>
        <table:table-row table:style-name="ro16">
          <table:table-cell table:style-name="ce56" office:value-type="string" calcext:value-type="string">
            <text:p>TIP1-A_4512-01</text:p>
          </table:table-cell>
          <table:table-cell table:style-name="ce56" office:value-type="string" calcext:value-type="string">
            <text:p>TIP1-A_4512-01 Ereignis bei Aenderung des Betriebszustandes</text:p>
          </table:table-cell>
          <table:table-cell table:style-name="ce28" table:number-columns-repeated="5"/>
          <table:table-cell table:style-name="ce28" office:value-type="string" calcext:value-type="string">
            <text:p>TC ISSUE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5.12.2017'.A1:'05.12.2017'.A1">
            <calcext:condition calcext:apply-style-name="ConditionalStyle_1" calcext:value="duplicate" calcext:base-cell-address="'05.12.2017'.A1"/>
          </calcext:conditional-format>
          <calcext:conditional-format calcext:target-range-address="'05.12.2017'.A8:'05.12.2017'.A10">
            <calcext:condition calcext:apply-style-name="ConditionalStyle_1" calcext:value="duplicate" calcext:base-cell-address="'05.12.2017'.A8"/>
          </calcext:conditional-format>
        </calcext:conditional-formats>
      </table:table>
      <table:table table:name="06.12.2017" table:style-name="ta2">
        <table:table-column table:style-name="co12" table:default-cell-style-name="ce7"/>
        <table:table-column table:style-name="co1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20" table:default-cell-style-name="ce7"/>
        <table:table-column table:style-name="co11" table:number-columns-repeated="1013" table:default-cell-style-name="ce7"/>
        <table:table-row table:style-name="ro17">
          <table:table-cell table:style-name="ce66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0pt" svg:y="1.5pt" draw:caption-point-x="627.31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6 b1b122494</text:p>
          </table:table-cell>
          <table:table-cell table:style-name="ce12" office:value-type="string" calcext:value-type="string">
            <text:p>TEST NOTE</text:p>
            <text:p><text:span text:style-name="T3">1.4.6 b1b122494</text:span>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35" table:number-columns-repeated="1013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GS-A_3938-01</text:p>
          </table:table-cell>
          <table:table-cell table:style-name="ce9" office:value-type="string" calcext:value-type="string">
            <text:p>GS-A_3938-01 NTP-Server-Implementierungen, Association Mode und Polling Interval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4751-21</text:p>
          </table:table-cell>
          <table:table-cell table:style-name="ce9" office:value-type="string" calcext:value-type="string">
            <text:p>GS-A_4751-21 Fehlercodes bei TSL- und Zertifikatsprüfung - Fehler 1028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63" table:number-columns-repeated="1014"/>
        </table:table-row>
        <table:table-row table:style-name="ro18">
          <table:table-cell table:style-name="ce67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67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67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0" office:value-type="string" calcext:value-type="string">
            <text:p>ORSKONCC-15055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number-columns-repeated="1014"/>
        </table:table-row>
        <table:table-row table:style-name="ro19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5" office:value-type="string" calcext:value-type="string">
            <text:p>FHI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2" office:value-type="string" calcext:value-type="string">
            <text:p>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36" office:value-type="string" calcext:value-type="string">
            <text:p>ORSKONCC-12504</text:p>
          </table:table-cell>
          <table:table-cell table:style-name="ce37" table:number-columns-repeated="1013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88-03</text:p>
          </table:table-cell>
          <table:table-cell table:style-name="ce9" office:value-type="string" calcext:value-type="string">
            <text:p>TIP1-A_4788-03 <text:s/>- - Verhalten bei Abweichung zwischen lokaler Zeit und erhaltenen Zeit kleiner 1 Stun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office:value-type="string" calcext:value-type="string">
            <text:p>Step 4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0-01</text:p>
          </table:table-cell>
          <table:table-cell table:style-name="ce9" office:value-type="string" calcext:value-type="string">
            <text:p>TIP1-A_4790-01 <text:s/>- - TUC_KON_351 Liefere Systemzeit (Online-Betrieb)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office:value-type="string" calcext:value-type="string">
            <text:p>Step 16 <text:s/>paired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49" office:value-type="string" calcext:value-type="string">
            <text:p>TIP1-A_4794-01</text:p>
          </table:table-cell>
          <table:table-cell table:style-name="ce49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50" office:value-type="string" calcext:value-type="string">
            <text:p>FHI</text:p>
          </table:table-cell>
          <table:table-cell table:style-name="ce50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51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95-02</text:p>
          </table:table-cell>
          <table:table-cell table:style-name="ce9" office:value-type="string" calcext:value-type="string">
            <text:p>TIP1-A_4795-02 <text:s/>- - TUC_KON_352 Initialisierung Zeitdienst - ANLW_SERVICE_TIMEOU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BLOCKED</text:p>
          </table:table-cell>
          <table:table-cell table:style-name="ce20" office:value-type="string" calcext:value-type="string">
            <text:p>ORSKONCC-1725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TIP1-A_4597-01</text:p>
          </table:table-cell>
          <table:table-cell table:style-name="ce28" office:value-type="string" calcext:value-type="string">
            <text:p>TIP1-A_4597-01 Unterstützung von Missbrauchserkennungen</text:p>
          </table:table-cell>
          <table:table-cell table:style-name="ce28" table:number-columns-repeated="5"/>
          <table:table-cell table:style-name="ce28" office:value-type="string" calcext:value-type="string">
            <text:p>TC ISSUE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15">
          <table:table-cell table:style-name="ce57" office:value-type="string" calcext:value-type="string">
            <text:p>TIP1-A_4510-03</text:p>
          </table:table-cell>
          <table:table-cell table:style-name="ce57" office:value-type="string" calcext:value-type="string">
            <text:p>TIP1-A_4510-03 EC_Time_Sync_Pending_Critical</text:p>
          </table:table-cell>
          <table:table-cell table:style-name="ce58" table:number-columns-repeated="5"/>
          <table:table-cell table:style-name="ce58" office:value-type="string" calcext:value-type="string">
            <text:p>TC ISSUE</text:p>
          </table:table-cell>
          <table:table-cell table:style-name="ce58"/>
          <table:table-cell table:style-name="ce62"/>
          <table:table-cell table:style-name="ce28" table:number-columns-repeated="1014"/>
        </table:table-row>
        <table:table-row table:style-name="ro16">
          <table:table-cell table:style-name="ce56" office:value-type="string" calcext:value-type="string">
            <text:p>TIP1-A_4512-01</text:p>
          </table:table-cell>
          <table:table-cell table:style-name="ce56" office:value-type="string" calcext:value-type="string">
            <text:p>TIP1-A_4512-01 Ereignis bei Aenderung des Betriebszustandes</text:p>
          </table:table-cell>
          <table:table-cell table:style-name="ce28" table:number-columns-repeated="5"/>
          <table:table-cell table:style-name="ce28" office:value-type="string" calcext:value-type="string">
            <text:p>TC ISSUE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6.12.2017'.A1:'06.12.2017'.A1">
            <calcext:condition calcext:apply-style-name="ConditionalStyle_1" calcext:value="duplicate" calcext:base-cell-address="'06.12.2017'.A1"/>
          </calcext:conditional-format>
          <calcext:conditional-format calcext:target-range-address="'06.12.2017'.A8:'06.12.2017'.A10">
            <calcext:condition calcext:apply-style-name="ConditionalStyle_1" calcext:value="duplicate" calcext:base-cell-address="'06.12.2017'.A8"/>
          </calcext:conditional-format>
        </calcext:conditional-formats>
      </table:table>
      <table:table table:name="08.12.1917" table:style-name="ta2">
        <table:table-column table:style-name="co12" table:default-cell-style-name="ce7"/>
        <table:table-column table:style-name="co1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20" table:default-cell-style-name="ce7"/>
        <table:table-column table:style-name="co11" table:number-columns-repeated="1013" table:default-cell-style-name="ce7"/>
        <table:table-row table:style-name="ro17">
          <table:table-cell table:style-name="ce68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0pt" svg:y="1.5pt" draw:caption-point-x="627.31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6 <text:span text:style-name="T4">01b981ae9</text:span></text:p>
          </table:table-cell>
          <table:table-cell table:style-name="ce12" office:value-type="string" calcext:value-type="string">
            <text:p>TEST NOTE</text:p>
            <text:p><text:span text:style-name="T3">1.4.6 </text:span><text:span text:style-name="T5">01b981ae9</text:span>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35" table:number-columns-repeated="1013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GS-A_3938-01</text:p>
          </table:table-cell>
          <table:table-cell table:style-name="ce9" office:value-type="string" calcext:value-type="string">
            <text:p>GS-A_3938-01 NTP-Server-Implementierungen, Association Mode und Polling Interval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4751-21</text:p>
          </table:table-cell>
          <table:table-cell table:style-name="ce9" office:value-type="string" calcext:value-type="string">
            <text:p>GS-A_4751-21 Fehlercodes bei TSL- und Zertifikatsprüfung - Fehler 1028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63" table:number-columns-repeated="1014"/>
        </table:table-row>
        <table:table-row table:style-name="ro18">
          <table:table-cell table:style-name="ce69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69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69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0" office:value-type="string" calcext:value-type="string">
            <text:p>ORSKONCC-15055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17" office:value-type="float" office:value="2019" calcext:value-type="float">
            <text:p>2019</text:p>
          </table:table-cell>
          <table:table-cell table:style-name="ce31" office:value-type="date" office:date-value="2017-12-08" calcext:value-type="date">
            <text:p>08/12/2017</text:p>
          </table:table-cell>
          <table:table-cell table:number-columns-repeated="1014"/>
        </table:table-row>
        <table:table-row table:style-name="ro19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60" office:value-type="float" office:value="2019" calcext:value-type="float">
            <text:p>201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7"/>
          <table:table-cell table:style-name="ce37" table:number-columns-repeated="1013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70" office:value-type="string" calcext:value-type="string">
            <text:p>BLOCKED</text:p>
          </table:table-cell>
          <table:table-cell table:style-name="ce70" office:value-type="string" calcext:value-type="string">
            <text:p>ORSKONCC-17247</text:p>
          </table:table-cell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FAILED</text:p>
          </table:table-cell>
          <table:table-cell table:style-name="ce20" office:value-type="string" calcext:value-type="string">
            <text:p>ORSKONCC-17232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Nachbedingung verbessern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88-03</text:p>
          </table:table-cell>
          <table:table-cell table:style-name="ce9" office:value-type="string" calcext:value-type="string">
            <text:p>TIP1-A_4788-03 <text:s/>- - Verhalten bei Abweichung zwischen lokaler Zeit und erhaltenen Zeit kleiner 1 Stun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IN DOCKER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office:value-type="string" calcext:value-type="string">
            <text:p>Step 4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0-01</text:p>
          </table:table-cell>
          <table:table-cell table:style-name="ce9" office:value-type="string" calcext:value-type="string">
            <text:p>TIP1-A_4790-01 <text:s/>- - TUC_KON_351 Liefere Systemzeit (Online-Betrieb)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IN DOCKER</text:p>
          </table:table-cell>
          <table:table-cell table:style-name="ce31" office:value-type="date" office:date-value="2017-12-05" calcext:value-type="date">
            <text:p>05/12/2017</text:p>
          </table:table-cell>
          <table:table-cell table:style-name="ce28" office:value-type="string" calcext:value-type="string">
            <text:p>Step 16 <text:s/>paired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49" office:value-type="string" calcext:value-type="string">
            <text:p>TIP1-A_4794-01</text:p>
          </table:table-cell>
          <table:table-cell table:style-name="ce49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50" office:value-type="string" calcext:value-type="string">
            <text:p>FHI</text:p>
          </table:table-cell>
          <table:table-cell table:style-name="ce50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51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51" office:value-type="string" calcext:value-type="string">
            <text:p>IN DOCKER</text:p>
          </table:table-cell>
          <table:table-cell table:style-name="ce31" office:value-type="date" office:date-value="2017-11-22" calcext:value-type="date">
            <text:p>22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95-02</text:p>
          </table:table-cell>
          <table:table-cell table:style-name="ce9" office:value-type="string" calcext:value-type="string">
            <text:p>TIP1-A_4795-02 <text:s/>- - TUC_KON_352 Initialisierung Zeitdienst - ANLW_SERVICE_TIMEOU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8"/>
          <table:table-cell table:style-name="ce31" office:value-type="date" office:date-value="2017-12-05" calcext:value-type="date">
            <text:p>05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5" calcext:value-type="date">
            <text:p>05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9"/>
          <table:table-cell table:style-name="ce31" office:value-type="date" office:date-value="2017-11-28" calcext:value-type="date">
            <text:p>28/11/201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TIP1-A_4597-01</text:p>
          </table:table-cell>
          <table:table-cell table:style-name="ce28" office:value-type="string" calcext:value-type="string">
            <text:p>TIP1-A_4597-01 Unterstützung von Missbrauchserkennungen</text:p>
          </table:table-cell>
          <table:table-cell table:style-name="ce28" table:number-columns-repeated="5"/>
          <table:table-cell table:style-name="ce28" office:value-type="string" calcext:value-type="string">
            <text:p>TC ISSUE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15">
          <table:table-cell table:style-name="ce57" office:value-type="string" calcext:value-type="string">
            <text:p>TIP1-A_4510-03</text:p>
          </table:table-cell>
          <table:table-cell table:style-name="ce57" office:value-type="string" calcext:value-type="string">
            <text:p>TIP1-A_4510-03 EC_Time_Sync_Pending_Critical</text:p>
          </table:table-cell>
          <table:table-cell table:style-name="ce58" table:number-columns-repeated="5"/>
          <table:table-cell table:style-name="ce58" office:value-type="string" calcext:value-type="string">
            <text:p>TC ISSUE</text:p>
          </table:table-cell>
          <table:table-cell table:style-name="ce58"/>
          <table:table-cell table:style-name="ce62"/>
          <table:table-cell table:style-name="ce28" table:number-columns-repeated="1014"/>
        </table:table-row>
        <table:table-row table:style-name="ro16">
          <table:table-cell table:style-name="ce56" office:value-type="string" calcext:value-type="string">
            <text:p>TIP1-A_4512-01</text:p>
          </table:table-cell>
          <table:table-cell table:style-name="ce56" office:value-type="string" calcext:value-type="string">
            <text:p>TIP1-A_4512-01 Ereignis bei Aenderung des Betriebszustandes</text:p>
          </table:table-cell>
          <table:table-cell table:style-name="ce28" table:number-columns-repeated="5"/>
          <table:table-cell table:style-name="ce28" office:value-type="string" calcext:value-type="string">
            <text:p>TC ISSUE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8.12.1917'.A1:'08.12.1917'.A1">
            <calcext:condition calcext:apply-style-name="ConditionalStyle_1" calcext:value="duplicate" calcext:base-cell-address="'08.12.1917'.A1"/>
          </calcext:conditional-format>
          <calcext:conditional-format calcext:target-range-address="'08.12.1917'.A8:'08.12.1917'.A10">
            <calcext:condition calcext:apply-style-name="ConditionalStyle_1" calcext:value="duplicate" calcext:base-cell-address="'08.12.1917'.A8"/>
          </calcext:conditional-format>
        </calcext:conditional-formats>
      </table:table>
      <table:table table:name="11.12.2017" table:style-name="ta2">
        <table:table-column table:style-name="co12" table:default-cell-style-name="ce7"/>
        <table:table-column table:style-name="co1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20" table:default-cell-style-name="ce7"/>
        <table:table-column table:style-name="co11" table:number-columns-repeated="1013" table:default-cell-style-name="ce7"/>
        <table:table-row table:style-name="ro17">
          <table:table-cell table:style-name="ce71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0pt" svg:y="1.5pt" draw:caption-point-x="627.31pt" draw:caption-point-y="-1.22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6 <text:span text:style-name="T4">01b981ae9</text:span></text:p>
          </table:table-cell>
          <table:table-cell table:style-name="ce12" office:value-type="string" calcext:value-type="string">
            <text:p>TEST NOTE</text:p>
            <text:p><text:span text:style-name="T3">1.4.6 </text:span><text:span text:style-name="T5">01b981ae9</text:span>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76" office:value-type="string" calcext:value-type="string">
            <text:p>IDENTISCH</text:p>
          </table:table-cell>
          <table:table-cell table:style-name="ce35" table:number-columns-repeated="1012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GS-A_3938-01</text:p>
          </table:table-cell>
          <table:table-cell table:style-name="ce9" office:value-type="string" calcext:value-type="string">
            <text:p>GS-A_3938-01 NTP-Server-Implementierungen, Association Mode und Polling Interval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3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4751-21</text:p>
          </table:table-cell>
          <table:table-cell table:style-name="ce9" office:value-type="string" calcext:value-type="string">
            <text:p>GS-A_4751-21 Fehlercodes bei TSL- und Zertifikatsprüfung - Fehler 1028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63" table:number-columns-repeated="1014"/>
        </table:table-row>
        <table:table-row table:style-name="ro18">
          <table:table-cell table:style-name="ce72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72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72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38"/>
          <table:table-cell table:number-columns-repeated="976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0"/>
          <table:table-cell table:style-name="ce28" table:number-columns-repeated="37"/>
          <table:table-cell table:number-columns-repeated="976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17" office:value-type="float" office:value="2019" calcext:value-type="float">
            <text:p>2019</text:p>
          </table:table-cell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38"/>
          <table:table-cell table:number-columns-repeated="976"/>
        </table:table-row>
        <table:table-row table:style-name="ro19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38"/>
          <table:table-cell table:number-columns-repeated="976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60" office:value-type="float" office:value="2019" calcext:value-type="float">
            <text:p>201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7"/>
          <table:table-cell table:style-name="ce28" table:number-columns-repeated="37"/>
          <table:table-cell table:style-name="ce37" table:number-columns-repeated="976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7" office:value-type="string" calcext:value-type="string">
            <text:p>TIP1-A_4508-03</text:p>
          </table:table-cell>
          <table:table-cell table:style-name="ce27" table:number-columns-repeated="1012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70"/>
          <table:table-cell table:style-name="ce31" office:value-type="date" office:date-value="2017-12-08" calcext:value-type="date">
            <text:p>08/12/2017</text:p>
          </table:table-cell>
          <table:table-cell table:style-name="ce28" office:value-type="string" calcext:value-type="string">
            <text:p>GS-A_5336-01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dant2 – no WP1</text:p>
          </table:table-cell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FAILED</text:p>
          </table:table-cell>
          <table:table-cell table:style-name="ce20" office:value-type="string" calcext:value-type="string">
            <text:p>ORSKONCC-17232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office:value-type="string" calcext:value-type="string">
            <text:p>TIP1-A_4567-13</text:p>
          </table:table-cell>
          <table:table-cell table:style-name="ce27" table:number-columns-repeated="1012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office:value-type="string" calcext:value-type="string">
            <text:p>TIP1-A_4600-06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88-03</text:p>
          </table:table-cell>
          <table:table-cell table:style-name="ce9" office:value-type="string" calcext:value-type="string">
            <text:p>TIP1-A_4788-03 <text:s/>- - Verhalten bei Abweichung zwischen lokaler Zeit und erhaltenen Zeit kleiner 1 Stun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office:value-type="string" calcext:value-type="string">
            <text:p>TIP1-A_4789-02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0-01</text:p>
          </table:table-cell>
          <table:table-cell table:style-name="ce9" office:value-type="string" calcext:value-type="string">
            <text:p>TIP1-A_4790-01 <text:s/>- - TUC_KON_351 Liefere Systemzeit (Online-Betrieb)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office:value-type="string" calcext:value-type="string">
            <text:p>Step 16 <text:s/>paired <text:s text:c="2"/>sis??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49" office:value-type="string" calcext:value-type="string">
            <text:p>TIP1-A_4794-01</text:p>
          </table:table-cell>
          <table:table-cell table:style-name="ce49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50" office:value-type="string" calcext:value-type="string">
            <text:p>FHI</text:p>
          </table:table-cell>
          <table:table-cell table:style-name="ce50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51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95-02</text:p>
          </table:table-cell>
          <table:table-cell table:style-name="ce9" office:value-type="string" calcext:value-type="string">
            <text:p>TIP1-A_4795-02 <text:s/>- - TUC_KON_352 Initialisierung Zeitdienst - ANLW_SERVICE_TIMEOU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6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TIP1-A_4597-01</text:p>
          </table:table-cell>
          <table:table-cell table:style-name="ce28" office:value-type="string" calcext:value-type="string">
            <text:p>TIP1-A_4597-01 Unterstützung von Missbrauchserkennungen</text:p>
          </table:table-cell>
          <table:table-cell table:style-name="ce28"/>
          <table:table-cell table:style-name="ce74" office:value-type="string" calcext:value-type="string">
            <text:p>NO</text:p>
          </table:table-cell>
          <table:table-cell table:style-name="ce28"/>
          <table:table-cell table:style-name="ce28" office:value-type="string" calcext:value-type="string">
            <text:p>TEMPERED</text:p>
          </table:table-cell>
          <table:table-cell table:style-name="ce28"/>
          <table:table-cell table:style-name="ce75" office:value-type="string" calcext:value-type="string">
            <text:p>PASSED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15">
          <table:table-cell table:style-name="ce57" office:value-type="string" calcext:value-type="string">
            <text:p>TIP1-A_4510-03</text:p>
          </table:table-cell>
          <table:table-cell table:style-name="ce57" office:value-type="string" calcext:value-type="string">
            <text:p>TIP1-A_4510-03 EC_Time_Sync_Pending_Critical</text:p>
          </table:table-cell>
          <table:table-cell table:style-name="ce58" table:number-columns-repeated="5"/>
          <table:table-cell table:style-name="ce58" office:value-type="string" calcext:value-type="string">
            <text:p>TC ISSUE</text:p>
          </table:table-cell>
          <table:table-cell table:style-name="ce58"/>
          <table:table-cell table:style-name="ce62"/>
          <table:table-cell table:style-name="ce28" table:number-columns-repeated="1014"/>
        </table:table-row>
        <table:table-row table:style-name="ro16">
          <table:table-cell table:style-name="ce56" office:value-type="string" calcext:value-type="string">
            <text:p>TIP1-A_4512-01</text:p>
          </table:table-cell>
          <table:table-cell table:style-name="ce56" office:value-type="string" calcext:value-type="string">
            <text:p>TIP1-A_4512-01 Ereignis bei Aenderung des Betriebszustandes</text:p>
          </table:table-cell>
          <table:table-cell table:style-name="ce28" table:number-columns-repeated="5"/>
          <table:table-cell table:style-name="ce28" office:value-type="string" calcext:value-type="string">
            <text:p>TC ISSUE</text:p>
          </table:table-cell>
          <table:table-cell table:style-name="ce28"/>
          <table:table-cell table:style-name="ce61"/>
          <table:table-cell table:style-name="ce28" table:number-columns-repeated="1014"/>
        </table:table-row>
        <table:table-row table:style-name="ro2">
          <table:table-cell table:style-name="ce73" office:value-type="string" calcext:value-type="string">
            <text:p>TIP1-A_4508-03</text:p>
          </table:table-cell>
          <table:table-cell table:style-name="ce73" office:value-type="string" calcext:value-type="string">
            <text:p>TIP1-A_4508-03 Bootup-Phase trotz Fehler abschliess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510-05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GS-A_5336-01</text:p>
          </table:table-cell>
          <table:table-cell table:style-name="ce73" office:value-type="string" calcext:value-type="string">
            <text:p>GS-A_5336-01 Zertifikatspruefung nach Ablauf TSL-Grace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510-06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TIP1-A_4567-13</text:p>
          </table:table-cell>
          <table:table-cell table:style-name="ce73" office:value-type="string" calcext:value-type="string">
            <text:p>TIP1-A_4567-13 TUC_KON_012 „PIN verifizieren“ - Remote-PIN - Fehler 405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587-02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TIP1-A_4600-06</text:p>
          </table:table-cell>
          <table:table-cell table:style-name="ce73" office:value-type="string" calcext:value-type="string">
            <text:p>TIP1-A_4600-06 TUC_KON_253 mit Kartenterminal ID und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605-04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TIP1-A_4789-02</text:p>
          </table:table-cell>
          <table:table-cell table:style-name="ce73" office:value-type="string" calcext:value-type="string">
            <text:p>TIP1-A_4789-02 Zustandsvariablen des Konnektor Zeitdiensts 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788-03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4597-01</text:p>
          </table:table-cell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11.12.2017'.A1:'11.12.2017'.A1">
            <calcext:condition calcext:apply-style-name="ConditionalStyle_1" calcext:value="duplicate" calcext:base-cell-address="'11.12.2017'.A1"/>
          </calcext:conditional-format>
          <calcext:conditional-format calcext:target-range-address="'11.12.2017'.A8:'11.12.2017'.A10">
            <calcext:condition calcext:apply-style-name="ConditionalStyle_1" calcext:value="duplicate" calcext:base-cell-address="'11.12.2017'.A8"/>
          </calcext:conditional-format>
        </calcext:conditional-formats>
      </table:table>
      <table:table table:name="13.12.2017" table:style-name="ta2">
        <office:forms form:automatic-focus="false" form:apply-design-mode="false"/>
        <table:table-column table:style-name="co12" table:default-cell-style-name="ce7"/>
        <table:table-column table:style-name="co1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20" table:default-cell-style-name="ce7"/>
        <table:table-column table:style-name="co11" table:number-columns-repeated="1013" table:default-cell-style-name="ce7"/>
        <table:table-row table:style-name="ro17">
          <table:table-cell table:style-name="ce77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0pt" svg:y="0pt" draw:caption-point-x="627.31pt" draw:caption-point-y="0.28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6 <text:span text:style-name="T4">01b981ae9</text:span></text:p>
          </table:table-cell>
          <table:table-cell table:style-name="ce12" office:value-type="string" calcext:value-type="string">
            <text:p>TEST NOTE</text:p>
            <text:p><text:span text:style-name="T3">1.4.6 </text:span><text:span text:style-name="T5">01b981ae9</text:span>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76" office:value-type="string" calcext:value-type="string">
            <text:p>IDENTISCH</text:p>
          </table:table-cell>
          <table:table-cell table:style-name="ce35" table:number-columns-repeated="1012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GS-A_3938-01</text:p>
          </table:table-cell>
          <table:table-cell table:style-name="ce9" office:value-type="string" calcext:value-type="string">
            <text:p>GS-A_3938-01 NTP-Server-Implementierungen, Association Mode und Polling Interval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7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4751-21</text:p>
          </table:table-cell>
          <table:table-cell table:style-name="ce9" office:value-type="string" calcext:value-type="string">
            <text:p>GS-A_4751-21 Fehlercodes bei TSL- und Zertifikatsprüfung - Fehler 1028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63" table:number-columns-repeated="1014"/>
        </table:table-row>
        <table:table-row table:style-name="ro18">
          <table:table-cell table:style-name="ce78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78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78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4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38"/>
          <table:table-cell table:number-columns-repeated="976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0"/>
          <table:table-cell table:style-name="ce28" table:number-columns-repeated="37"/>
          <table:table-cell table:number-columns-repeated="976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7"/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17" office:value-type="float" office:value="2019" calcext:value-type="float">
            <text:p>2019</text:p>
          </table:table-cell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38"/>
          <table:table-cell table:number-columns-repeated="976"/>
        </table:table-row>
        <table:table-row table:style-name="ro19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38"/>
          <table:table-cell table:number-columns-repeated="976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7" calcext:value-type="date">
            <text:p>07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60" office:value-type="float" office:value="2019" calcext:value-type="float">
            <text:p>2019</text:p>
          </table:table-cell>
          <table:table-cell table:style-name="ce31" office:value-type="date" office:date-value="2017-12-07" calcext:value-type="date">
            <text:p>07/12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7"/>
          <table:table-cell table:style-name="ce28" table:number-columns-repeated="37"/>
          <table:table-cell table:style-name="ce37" table:number-columns-repeated="976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7" office:value-type="string" calcext:value-type="string">
            <text:p>TIP1-A_4508-03</text:p>
          </table:table-cell>
          <table:table-cell table:style-name="ce27" table:number-columns-repeated="1012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70"/>
          <table:table-cell table:style-name="ce31" office:value-type="date" office:date-value="2017-12-08" calcext:value-type="date">
            <text:p>08/12/2017</text:p>
          </table:table-cell>
          <table:table-cell table:style-name="ce28" office:value-type="string" calcext:value-type="string">
            <text:p>GS-A_5336-01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dant2 – no WP1</text:p>
          </table:table-cell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FAILED</text:p>
          </table:table-cell>
          <table:table-cell table:style-name="ce20" office:value-type="string" calcext:value-type="string">
            <text:p>ORSKONCC-17232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08" calcext:value-type="date">
            <text:p>0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office:value-type="string" calcext:value-type="string">
            <text:p>TIP1-A_4567-13</text:p>
          </table:table-cell>
          <table:table-cell table:style-name="ce27" table:number-columns-repeated="1012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office:value-type="string" calcext:value-type="string">
            <text:p>TIP1-A_4600-06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88-03</text:p>
          </table:table-cell>
          <table:table-cell table:style-name="ce9" office:value-type="string" calcext:value-type="string">
            <text:p>TIP1-A_4788-03 <text:s/>- - Verhalten bei Abweichung zwischen lokaler Zeit und erhaltenen Zeit kleiner 1 Stun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office:value-type="string" calcext:value-type="string">
            <text:p>TIP1-A_4789-02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0-01</text:p>
          </table:table-cell>
          <table:table-cell table:style-name="ce9" office:value-type="string" calcext:value-type="string">
            <text:p>TIP1-A_4790-01 <text:s/>- - TUC_KON_351 Liefere Systemzeit (Online-Betrieb)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office:value-type="string" calcext:value-type="string">
            <text:p>Step 16 <text:s/>paired <text:s text:c="2"/>sis??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49" office:value-type="string" calcext:value-type="string">
            <text:p>TIP1-A_4794-01</text:p>
          </table:table-cell>
          <table:table-cell table:style-name="ce49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50" office:value-type="string" calcext:value-type="string">
            <text:p>FHI</text:p>
          </table:table-cell>
          <table:table-cell table:style-name="ce50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51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95-02</text:p>
          </table:table-cell>
          <table:table-cell table:style-name="ce9" office:value-type="string" calcext:value-type="string">
            <text:p>TIP1-A_4795-02 <text:s/>- - TUC_KON_352 Initialisierung Zeitdienst - ANLW_SERVICE_TIMEOU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/>
          <table:table-cell table:style-name="ce31" office:value-type="date" office:date-value="2017-12-11" calcext:value-type="date">
            <text:p>11/12/201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TIP1-A_4597-01</text:p>
          </table:table-cell>
          <table:table-cell table:style-name="ce75" office:value-type="string" calcext:value-type="string">
            <text:p>TIP1-A_4597-01 Unterstützung von Missbrauchserkennungen</text:p>
          </table:table-cell>
          <table:table-cell table:style-name="ce20"/>
          <table:table-cell table:style-name="ce74" office:value-type="string" calcext:value-type="string">
            <text:p>NO</text:p>
          </table:table-cell>
          <table:table-cell table:style-name="ce20"/>
          <table:table-cell table:style-name="ce81" office:value-type="string" calcext:value-type="string">
            <text:p>TEMPERED</text:p>
          </table:table-cell>
          <table:table-cell table:style-name="ce20"/>
          <table:table-cell table:style-name="ce20" office:value-type="string" calcext:value-type="string">
            <text:p>TC ISSUE</text:p>
          </table:table-cell>
          <table:table-cell table:style-name="ce20" table:number-columns-repeated="13"/>
          <table:table-cell table:style-name="ce28" table:number-columns-repeated="1003"/>
        </table:table-row>
        <table:table-row table:style-name="ro2">
          <table:table-cell table:style-name="ce57" office:value-type="string" calcext:value-type="string">
            <text:p>TIP1-A_4510-03</text:p>
          </table:table-cell>
          <table:table-cell table:style-name="ce79" office:value-type="string" calcext:value-type="string">
            <text:p>TIP1-A_4510-03 EC_Time_Sync_Pending_Critical</text:p>
          </table:table-cell>
          <table:table-cell table:style-name="ce20" table:number-columns-repeated="3"/>
          <table:table-cell table:style-name="ce75" office:value-type="string" calcext:value-type="string">
            <text:p>IMPLEMENTED</text:p>
          </table:table-cell>
          <table:table-cell table:style-name="ce20"/>
          <table:table-cell table:style-name="ce20" office:value-type="string" calcext:value-type="string">
            <text:p>TC ISSUE</text:p>
          </table:table-cell>
          <table:table-cell table:style-name="ce20" table:number-columns-repeated="3"/>
          <table:table-cell table:style-name="ce28" table:number-columns-repeated="1013"/>
        </table:table-row>
        <table:table-row table:style-name="ro2">
          <table:table-cell table:style-name="ce56" office:value-type="string" calcext:value-type="string">
            <text:p>TIP1-A_4512-01</text:p>
          </table:table-cell>
          <table:table-cell table:style-name="ce80" office:value-type="string" calcext:value-type="string">
            <text:p>TIP1-A_4512-01 Ereignis bei Aenderung des Betriebszustandes</text:p>
          </table:table-cell>
          <table:table-cell table:style-name="ce20" table:number-columns-repeated="3"/>
          <table:table-cell table:style-name="ce75" office:value-type="string" calcext:value-type="string">
            <text:p>IMPLEMENTED</text:p>
          </table:table-cell>
          <table:table-cell table:style-name="ce20"/>
          <table:table-cell table:style-name="ce20" office:value-type="string" calcext:value-type="string">
            <text:p>TC ISSUE</text:p>
          </table:table-cell>
          <table:table-cell table:style-name="ce20"/>
          <table:table-cell table:style-name="ce61"/>
          <table:table-cell table:style-name="ce28" table:number-columns-repeated="1014"/>
        </table:table-row>
        <table:table-row table:style-name="ro2">
          <table:table-cell table:style-name="ce73" office:value-type="string" calcext:value-type="string">
            <text:p>TIP1-A_4508-03</text:p>
          </table:table-cell>
          <table:table-cell table:style-name="ce73" office:value-type="string" calcext:value-type="string">
            <text:p>TIP1-A_4508-03 Bootup-Phase trotz Fehler abschliess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510-05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GS-A_5336-01</text:p>
          </table:table-cell>
          <table:table-cell table:style-name="ce73" office:value-type="string" calcext:value-type="string">
            <text:p>GS-A_5336-01 Zertifikatspruefung nach Ablauf TSL-Grace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510-06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TIP1-A_4567-13</text:p>
          </table:table-cell>
          <table:table-cell table:style-name="ce73" office:value-type="string" calcext:value-type="string">
            <text:p>TIP1-A_4567-13 TUC_KON_012 „PIN verifizieren“ - Remote-PIN - Fehler 405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587-02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TIP1-A_4600-06</text:p>
          </table:table-cell>
          <table:table-cell table:style-name="ce73" office:value-type="string" calcext:value-type="string">
            <text:p>TIP1-A_4600-06 TUC_KON_253 mit Kartenterminal ID und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605-04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TIP1-A_4789-02</text:p>
          </table:table-cell>
          <table:table-cell table:style-name="ce73" office:value-type="string" calcext:value-type="string">
            <text:p>TIP1-A_4789-02 Zustandsvariablen des Konnektor Zeitdiensts 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788-03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ce57" office:value-type="string" calcext:value-type="string">
            <text:p>TIP1-A_4510-03 EC_Time_Sync_Pending_Critic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597-01</text:p>
          </table:table-cell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13.12.2017'.A1:'13.12.2017'.A1">
            <calcext:condition calcext:apply-style-name="ConditionalStyle_1" calcext:value="duplicate" calcext:base-cell-address="'13.12.2017'.A1"/>
          </calcext:conditional-format>
          <calcext:conditional-format calcext:target-range-address="'13.12.2017'.A8:'13.12.2017'.A10">
            <calcext:condition calcext:apply-style-name="ConditionalStyle_1" calcext:value="duplicate" calcext:base-cell-address="'13.12.2017'.A8"/>
          </calcext:conditional-format>
        </calcext:conditional-formats>
      </table:table>
      <table:table table:name="18.12.2017" table:style-name="ta2">
        <office:forms form:automatic-focus="false" form:apply-design-mode="false"/>
        <table:table-column table:style-name="co12" table:default-cell-style-name="ce7"/>
        <table:table-column table:style-name="co1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4" table:default-cell-style-name="ce7"/>
        <table:table-column table:style-name="co17" table:default-cell-style-name="ce7"/>
        <table:table-column table:style-name="co15" table:default-cell-style-name="ce7"/>
        <table:table-column table:style-name="co10" table:default-cell-style-name="ce34"/>
        <table:table-column table:style-name="co20" table:default-cell-style-name="ce7"/>
        <table:table-column table:style-name="co11" table:number-columns-repeated="1013" table:default-cell-style-name="ce7"/>
        <table:table-row table:style-name="ro17">
          <table:table-cell table:style-name="ce82" office:value-type="string" calcext:value-type="string">
            <text:p>TC_ID</text:p>
          </table:table-cell>
          <table:table-cell table:style-name="ce8" office:value-type="string" calcext:value-type="string">
            <text:p>TC_NAME</text:p>
          </table:table-cell>
          <table:table-cell table:style-name="ce12" office:value-type="string" calcext:value-type="string">
            <text:p>ASSIGNED</text:p>
            <text:p>PARTY</text:p>
          </table:table-cell>
          <table:table-cell table:style-name="ce12" office:value-type="string" calcext:value-type="string">
            <office:annotation draw:style-name="gr2" draw:text-style-name="P3" svg:width="543.77pt" svg:height="128.04pt" svg:x="0pt" svg:y="0pt" draw:caption-point-x="255.71pt" draw:caption-point-y="0.28pt">
              <dc:date>2017-11-20T00:00:00</dc:date>
              <text:p text:style-name="P2"><text:span text:style-name="T1">Esslinger, Carsten:</text:span></text:p>
              <text:p text:style-name="P2"><text:span text:style-name="T2"/></text:p>
              <text:p text:style-name="P2"><text:span text:style-name="T2">NYI = Test case is not yet implemented.</text:span></text:p>
              <text:p text:style-name="P2"><text:span text:style-name="T2"/></text:p>
              <text:p text:style-name="P2"><text:span text:style-name="T2">IMPL = Test case is implemented </text:span><text:span text:style-name="T1">and</text:span><text:span text:style-name="T2"> delivers a valid result after execution, but is not yet fully automated.</text:span></text:p>
              <text:p text:style-name="P2"><text:span text:style-name="T2"/></text:p>
              <text:p text:style-name="P2"><text:span text:style-name="T2">YES = Test case is fully automated</text:span></text:p>
            </office:annotation>
            <text:p>STATUS</text:p>
            <text:p>AUTOMATION</text:p>
          </table:table-cell>
          <table:table-cell table:style-name="ce12" office:value-type="string" calcext:value-type="string">
            <text:p>RESPONSIBLE</text:p>
            <text:p>TESTER</text:p>
          </table:table-cell>
          <table:table-cell table:style-name="ce12" office:value-type="string" calcext:value-type="string">
            <text:p>IMPLEMENTATION</text:p>
            <text:p>STATUS</text:p>
          </table:table-cell>
          <table:table-cell table:style-name="ce8" office:value-type="string" calcext:value-type="string">
            <text:p>RUNPLAN ID</text:p>
          </table:table-cell>
          <table:table-cell table:style-name="ce12" office:value-type="string" calcext:value-type="string">
            <text:p>TEST RESULT</text:p>
            <text:p>1.4.6<text:span text:style-name="T6"> </text:span><text:span text:style-name="T7">932d7f88e</text:span></text:p>
          </table:table-cell>
          <table:table-cell table:style-name="ce12" office:value-type="string" calcext:value-type="string">
            <text:p>TEST NOTE</text:p>
            <text:p><text:span text:style-name="T3">1.4.6 </text:span><text:span text:style-name="T5">932d7f88e</text:span></text:p>
          </table:table-cell>
          <table:table-cell table:style-name="ce30" office:value-type="string" calcext:value-type="string">
            <text:p>LAST</text:p>
            <text:p>UPDATE</text:p>
          </table:table-cell>
          <table:table-cell table:style-name="ce76" office:value-type="string" calcext:value-type="string">
            <text:p>IDENTISCH</text:p>
          </table:table-cell>
          <table:table-cell table:style-name="ce35" table:number-columns-repeated="1012"/>
          <table:table-cell/>
        </table:table-row>
        <table:table-row table:style-name="ro2">
          <table:table-cell table:style-name="ce2" office:value-type="string" calcext:value-type="string">
            <text:p>GS-A_3935-01</text:p>
          </table:table-cell>
          <table:table-cell table:style-name="ce9" office:value-type="string" calcext:value-type="string">
            <text:p>GS-A_3935-01 NTP-Server-Implementierungen, Kiss-of-Deat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GS-A_3938-01</text:p>
          </table:table-cell>
          <table:table-cell table:style-name="ce9" office:value-type="string" calcext:value-type="string">
            <text:p>GS-A_3938-01 NTP-Server-Implementierungen, Association Mode und Polling Interval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2-01</text:p>
          </table:table-cell>
          <table:table-cell table:style-name="ce9" office:value-type="string" calcext:value-type="string">
            <text:p>GS-A_3942-01 Produkttyp Konnektor, Stratum 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3945-01</text:p>
          </table:table-cell>
          <table:table-cell table:style-name="ce9" office:value-type="string" calcext:value-type="string">
            <text:p>GS-A_3945-01 NTP-Server-Implementierungen, SNT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GS-A_4075-01</text:p>
          </table:table-cell>
          <table:table-cell table:style-name="ce9" office:value-type="string" calcext:value-type="string">
            <text:p>GS-A_4075-01 Produkttyp Konnektor, Maximale Abweichung der Zeitinformation des NTP-Server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GS-A_4751-21</text:p>
          </table:table-cell>
          <table:table-cell table:style-name="ce9" office:value-type="string" calcext:value-type="string">
            <text:p>GS-A_4751-21 Fehlercodes bei TSL- und Zertifikatsprüfung - Fehler 1028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63" table:number-columns-repeated="1014"/>
        </table:table-row>
        <table:table-row table:style-name="ro18">
          <table:table-cell table:style-name="ce83" office:value-type="string" calcext:value-type="string">
            <text:p>GS-A_4832-01</text:p>
          </table:table-cell>
          <table:table-cell table:style-name="ce9" office:value-type="string" calcext:value-type="string">
            <text:p>GS-A_4832-01 Widersprüchliche Spezifikation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 da für die Testfallspezifikation erforderliche Informationen nicht rechtzeitig vorlagen, 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83" office:value-type="string" calcext:value-type="string">
            <text:p>GS-A_4891-01</text:p>
          </table:table-cell>
          <table:table-cell table:style-name="ce9" office:value-type="string" calcext:value-type="string">
            <text:p>GS-A_4891-01 Testfallspezifikation noch nicht möglich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18">
          <table:table-cell table:style-name="ce83" office:value-type="string" calcext:value-type="string">
            <text:p>GS-A_4957-01</text:p>
          </table:table-cell>
          <table:table-cell table:style-name="ce9" office:value-type="string" calcext:value-type="string">
            <text:p>GS-A_4957-01 Beschraenkungen OCSP-Reques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NOT_IMPLEMENT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PASSED</text:p>
          </table:table-cell>
          <table:table-cell table:style-name="ce20" office:value-type="string" calcext:value-type="string">
            <text:p>Dieser Testfall ist ein Platzhalter,Testfall schlägt erwartet fehl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53-01</text:p>
          </table:table-cell>
          <table:table-cell table:style-name="ce9" office:value-type="string" calcext:value-type="string">
            <text:p>TIP1-A_4353-01 VPN-Zugangsdienst und Konnektor, Internet Key Exchange Version 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3-02</text:p>
          </table:table-cell>
          <table:table-cell table:style-name="ce9" office:value-type="string" calcext:value-type="string">
            <text:p>TIP1-A_4353-02 VPN-Zugangsdienst und Konnektor, Internet Key Exchange Version 2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54-01</text:p>
          </table:table-cell>
          <table:table-cell table:style-name="ce9" office:value-type="string" calcext:value-type="string">
            <text:p>TIP1-A_4354-01 VPN-Zugangsdienst und Konnektor, NAT-Traversa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373-03</text:p>
          </table:table-cell>
          <table:table-cell table:style-name="ce9" office:value-type="string" calcext:value-type="string">
            <text:p>TIP1-A_4373-03 TUC_VPN-ZD-0001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4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397-02</text:p>
          </table:table-cell>
          <table:table-cell table:style-name="ce9" office:value-type="string" calcext:value-type="string">
            <text:p>TIP1-A_4397-02 <text:s/>- - Konnektor, TUC_VPN-ZD_0001 -AUTHENTICATION_FAILED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8" table:number-columns-repeated="38"/>
          <table:table-cell table:number-columns-repeated="976"/>
        </table:table-row>
        <table:table-row table:style-name="ro2">
          <table:table-cell table:style-name="ce2" office:value-type="string" calcext:value-type="string">
            <text:p>TIP1-A_4509-02</text:p>
          </table:table-cell>
          <table:table-cell table:style-name="ce9" office:value-type="string" calcext:value-type="string">
            <text:p>TIP1-A_4509-02 EC_Time_Sync_not_Successful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ORSKONCC-15055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0"/>
          <table:table-cell table:style-name="ce28" table:number-columns-repeated="37"/>
          <table:table-cell table:number-columns-repeated="976"/>
        </table:table-row>
        <table:table-row table:style-name="ro2">
          <table:table-cell table:style-name="ce2" office:value-type="string" calcext:value-type="string">
            <text:p>TIP1-A_4509-04</text:p>
          </table:table-cell>
          <table:table-cell table:style-name="ce9" office:value-type="string" calcext:value-type="string">
            <text:p>TIP1-A_4509-04 EC_TS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09-05</text:p>
          </table:table-cell>
          <table:table-cell table:style-name="ce9" office:value-type="string" calcext:value-type="string">
            <text:p>TIP1-A_4509-05 EC_TSL_Trust_Anchor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09-06</text:p>
          </table:table-cell>
          <table:table-cell table:style-name="ce9" office:value-type="string" calcext:value-type="string">
            <text:p>TIP1-A_4509-06 EC_CRL_Expir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70" office:value-type="string" calcext:value-type="string">
            <text:p>PASSED</text:p>
          </table:table-cell>
          <table:table-cell table:style-name="ce17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office:value-type="float" office:value="2019" calcext:value-type="float">
            <text:p>2019</text:p>
          </table:table-cell>
          <table:table-cell table:style-name="ce28" table:number-columns-repeated="37"/>
          <table:table-cell table:number-columns-repeated="976"/>
        </table:table-row>
        <table:table-row table:style-name="ro19">
          <table:table-cell table:style-name="ce2" office:value-type="string" calcext:value-type="string">
            <text:p>TIP1-A_4509-07</text:p>
          </table:table-cell>
          <table:table-cell table:style-name="ce9" office:value-type="string" calcext:value-type="string">
            <text:p>TIP1-A_4509-07 EC_Time_Sync_Pending_Warning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3" office:value-type="string" calcext:value-type="string">
            <text:p>NOT RELEVANT</text:p>
          </table:table-cell>
          <table:table-cell table:style-name="ce26" office:value-type="string" calcext:value-type="string">
            <text:p>Mit Herstellererklärung siehe <text:s/>ORSKONCC-11402</text:p>
          </table:table-cell>
          <table:table-cell table:style-name="ce31" office:value-type="date" office:date-value="2017-08-29" calcext:value-type="date">
            <text:p>29/08/2017</text:p>
          </table:table-cell>
          <table:table-cell table:style-name="ce28" table:number-columns-repeated="38"/>
          <table:table-cell table:number-columns-repeated="976"/>
        </table:table-row>
        <table:table-row table:style-name="ro2">
          <table:table-cell table:style-name="ce2" office:value-type="string" calcext:value-type="string">
            <text:p>TIP1-A_4509-08</text:p>
          </table:table-cell>
          <table:table-cell table:style-name="ce9" office:value-type="string" calcext:value-type="string">
            <text:p>TIP1-A_4509-08 EC_TSL_Out_Of_Date_Within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10-02</text:p>
          </table:table-cell>
          <table:table-cell table:style-name="ce9" office:value-type="string" calcext:value-type="string">
            <text:p>TIP1-A_4510-02 EC_TSL_Trust_Anchor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60" office:value-type="float" office:value="2019" calcext:value-type="float">
            <text:p>2019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5" office:value-type="string" calcext:value-type="string">
            <text:p>TIP1-A_4510-04</text:p>
          </table:table-cell>
          <table:table-cell table:style-name="ce11" office:value-type="string" calcext:value-type="string">
            <text:p>TIP1-A_4510-04 EC_Time_Difference_Intolerabl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/>
          <table:table-cell table:style-name="ce28" table:number-columns-repeated="37"/>
          <table:table-cell table:style-name="ce37" table:number-columns-repeated="976"/>
        </table:table-row>
        <table:table-row table:style-name="ro2">
          <table:table-cell table:style-name="ce2" office:value-type="string" calcext:value-type="string">
            <text:p>TIP1-A_4510-05</text:p>
          </table:table-cell>
          <table:table-cell table:style-name="ce9" office:value-type="string" calcext:value-type="string">
            <text:p>TIP1-A_4510-05 EC_CRL_Out_of_Da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office:value-type="string" calcext:value-type="string">
            <text:p>TIP1-A_4508-03</text:p>
          </table:table-cell>
          <table:table-cell table:style-name="ce27" table:number-columns-repeated="1012"/>
          <table:table-cell table:style-name="ce28"/>
        </table:table-row>
        <table:table-row table:style-name="ro2">
          <table:table-cell table:style-name="ce2" office:value-type="string" calcext:value-type="string">
            <text:p>TIP1-A_4510-06</text:p>
          </table:table-cell>
          <table:table-cell table:style-name="ce9" office:value-type="string" calcext:value-type="string">
            <text:p>TIP1-A_4510-06 EC_TSL_Out_Of_Date_Beyond_Grace_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office:value-type="string" calcext:value-type="string">
            <text:p>GS-A_5336-01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524-11</text:p>
          </table:table-cell>
          <table:table-cell table:style-name="ce9" office:value-type="string" calcext:value-type="string">
            <text:p>TIP1-A_4524-11 TUC_KON_000 - Fehler 401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2</text:p>
          </table:table-cell>
          <table:table-cell table:style-name="ce9" office:value-type="string" calcext:value-type="string">
            <text:p>TIP1-A_4524-12 TUC_KON_000 - Fehler 4011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dant2 – no WP1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24-13</text:p>
          </table:table-cell>
          <table:table-cell table:style-name="ce9" office:value-type="string" calcext:value-type="string">
            <text:p>TIP1-A_4524-13 TUC_KON_000 - Fehler 401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42" office:value-type="string" calcext:value-type="string">
            <text:p>FAILED</text:p>
          </table:table-cell>
          <table:table-cell table:style-name="ce20" office:value-type="string" calcext:value-type="string">
            <text:p>ORSKONCC-17232</text:p>
          </table:table-cell>
          <table:table-cell table:style-name="ce31" office:value-type="date" office:date-value="2017-11-28" calcext:value-type="date">
            <text:p>28/11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4</text:p>
          </table:table-cell>
          <table:table-cell table:style-name="ce9" office:value-type="string" calcext:value-type="string">
            <text:p>TIP1-A_4524-14 TUC_KON_000 - Fehler 401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5</text:p>
          </table:table-cell>
          <table:table-cell table:style-name="ce9" office:value-type="string" calcext:value-type="string">
            <text:p>TIP1-A_4524-15 TUC_KON_000 - Fehler 4014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24-16</text:p>
          </table:table-cell>
          <table:table-cell table:style-name="ce9" office:value-type="string" calcext:value-type="string">
            <text:p>TIP1-A_4524-16 TUC_KON_000 - Fehler 4016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87-02</text:p>
          </table:table-cell>
          <table:table-cell table:style-name="ce9" office:value-type="string" calcext:value-type="string">
            <text:p>TIP1-A_4587-02 <text:s/>- - Operation VerifyPin - Fehlercode 4209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office:value-type="string" calcext:value-type="string">
            <text:p>TIP1-A_4567-13</text:p>
          </table:table-cell>
          <table:table-cell table:style-name="ce27" table:number-columns-repeated="1012"/>
          <table:table-cell table:style-name="ce28"/>
        </table:table-row>
        <table:table-row table:style-name="ro2">
          <table:table-cell table:style-name="ce2" office:value-type="string" calcext:value-type="string">
            <text:p>TIP1-A_4587-03</text:p>
          </table:table-cell>
          <table:table-cell table:style-name="ce9" office:value-type="string" calcext:value-type="string">
            <text:p>TIP1-A_4587-03 <text:s/>- - Operation VerifyPin - Fehlercode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87-08</text:p>
          </table:table-cell>
          <table:table-cell table:style-name="ce9" office:value-type="string" calcext:value-type="string">
            <text:p>TIP1-A_4587-08 <text:s/>- - Operation VerifyPin - Aufruf TUC_KON_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598-03</text:p>
          </table:table-cell>
          <table:table-cell table:style-name="ce9" office:value-type="string" calcext:value-type="string">
            <text:p>TIP1-A_4598-03 TUC_KON_256 -Systemereignis absetzen- BOOTUP-COMPLET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599-01</text:p>
          </table:table-cell>
          <table:table-cell table:style-name="ce9" office:value-type="string" calcext:value-type="string">
            <text:p>TIP1-A_4599-01 TUC_KON_252 -Liefere KT_Liste- Mandant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4-02</text:p>
          </table:table-cell>
          <table:table-cell table:style-name="ce9" office:value-type="string" calcext:value-type="string">
            <text:p>TIP1-A_4604-02 Operation GetCardTerminals - Arbeitsplatz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4-03</text:p>
          </table:table-cell>
          <table:table-cell table:style-name="ce9" office:value-type="string" calcext:value-type="string">
            <text:p>TIP1-A_4604-03 Operation GetCardTerminals - Ohne mandant-wi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5-04</text:p>
          </table:table-cell>
          <table:table-cell table:style-name="ce9" office:value-type="string" calcext:value-type="string">
            <text:p>TIP1-A_4605-04 Operation GetCards -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office:value-type="string" calcext:value-type="string">
            <text:p>TIP1-A_4600-06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607-03</text:p>
          </table:table-cell>
          <table:table-cell table:style-name="ce9" office:value-type="string" calcext:value-type="string">
            <text:p>TIP1-A_4607-03 GetResourceInformation - Kartenterminal-ID ohne Zugriff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7-06</text:p>
          </table:table-cell>
          <table:table-cell table:style-name="ce9" office:value-type="string" calcext:value-type="string">
            <text:p>TIP1-A_4607-06 GetResourceInformation - ICCSN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7-07</text:p>
          </table:table-cell>
          <table:table-cell table:style-name="ce9" office:value-type="string" calcext:value-type="string">
            <text:p>TIP1-A_4607-07 Get ResourceInformation - Fehler 4000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09-03</text:p>
          </table:table-cell>
          <table:table-cell table:style-name="ce9" office:value-type="string" calcext:value-type="string">
            <text:p>TIP1-A_4609-03 Operation Unsubscribe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09-04</text:p>
          </table:table-cell>
          <table:table-cell table:style-name="ce9" office:value-type="string" calcext:value-type="string">
            <text:p>TIP1-A_4609-04 Operation Unsubscribe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1</text:p>
          </table:table-cell>
          <table:table-cell table:style-name="ce9" office:value-type="string" calcext:value-type="string">
            <text:p>TIP1-A_4610-01 Operation GetSubscription - Mandantenwei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4</text:p>
          </table:table-cell>
          <table:table-cell table:style-name="ce9" office:value-type="string" calcext:value-type="string">
            <text:p>TIP1-A_4610-04 Operation GetSubscription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0-05</text:p>
          </table:table-cell>
          <table:table-cell table:style-name="ce9" office:value-type="string" calcext:value-type="string">
            <text:p>TIP1-A_4610-05 Operation GetSubscription - Fehler 4102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0-06</text:p>
          </table:table-cell>
          <table:table-cell table:style-name="ce9" office:value-type="string" calcext:value-type="string">
            <text:p>TIP1-A_4610-06 Operation GetSubscription - Mandantenweit Subscription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70" office:value-type="string" calcext:value-type="string">
            <text:p>TBA</text:p>
          </table:table-cell>
          <table:table-cell table:style-name="ce17"/>
          <table:table-cell table:style-name="ce31" office:value-type="date" office:date-value="2017-12-11" calcext:value-type="date">
            <text:p>11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1</text:p>
          </table:table-cell>
          <table:table-cell table:style-name="ce9" office:value-type="string" calcext:value-type="string">
            <text:p>TIP1-A_4612-01 Maximale Anzahl an Subscriptions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612-02</text:p>
          </table:table-cell>
          <table:table-cell table:style-name="ce9" office:value-type="string" calcext:value-type="string">
            <text:p>TIP1-A_4612-02 Maximale Anzahl an Subscriptions - Renewal und Loesch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613-01</text:p>
          </table:table-cell>
          <table:table-cell table:style-name="ce9" office:value-type="string" calcext:value-type="string">
            <text:p>TIP1-A_4613-01 Initialisierung Subscriptions-Liste beim Bootup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18-01</text:p>
          </table:table-cell>
          <table:table-cell table:style-name="ce9" office:value-type="string" calcext:value-type="string">
            <text:p>TIP1-A_4718-01 TUC_KON_272 -Initialisierung Protokollierungsdienst-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23-02</text:p>
          </table:table-cell>
          <table:table-cell table:style-name="ce9" office:value-type="string" calcext:value-type="string">
            <text:p>TIP1-A_4723-02 Routing LAN - Aktive Bestandsnetz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36-02</text:p>
          </table:table-cell>
          <table:table-cell table:style-name="ce9" office:value-type="string" calcext:value-type="string">
            <text:p>TIP1-A_4736-02 Internet (via IAG) - Eingehende Kommunikatio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55-04</text:p>
          </table:table-cell>
          <table:table-cell table:style-name="ce9" office:value-type="string" calcext:value-type="string">
            <text:p>TIP1-A_4755-04 TUC_KON_306 WAN-Adapter initialisieren (MGM_LU_ONLINE=Disabled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87-01</text:p>
          </table:table-cell>
          <table:table-cell table:style-name="ce9" office:value-type="string" calcext:value-type="string">
            <text:p>TIP1-A_4787-01 <text:s/>- - Konfigurationsabhängige Funktionsweis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88-03</text:p>
          </table:table-cell>
          <table:table-cell table:style-name="ce9" office:value-type="string" calcext:value-type="string">
            <text:p>TIP1-A_4788-03 <text:s/>- - Verhalten bei Abweichung zwischen lokaler Zeit und erhaltenen Zeit kleiner 1 Stunde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Step 2 – sync ? Step 3 – Wartezeit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office:value-type="string" calcext:value-type="string">
            <text:p>TIP1-A_4789-02</text:p>
          </table:table-cell>
          <table:table-cell table:style-name="ce17" office:value-type="string" calcext:value-type="string">
            <text:p>ORSKONCC-17259</text:p>
          </table:table-cell>
          <table:table-cell table:style-name="ce28" table:number-columns-repeated="1012"/>
        </table:table-row>
        <table:table-row table:style-name="ro2">
          <table:table-cell table:style-name="ce2" office:value-type="string" calcext:value-type="string">
            <text:p>TIP1-A_4790-01</text:p>
          </table:table-cell>
          <table:table-cell table:style-name="ce9" office:value-type="string" calcext:value-type="string">
            <text:p>TIP1-A_4790-01 <text:s/>- - TUC_KON_351 Liefere Systemzeit (Online-Betrieb)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style-name="ce28" office:value-type="string" calcext:value-type="string">
            <text:p>Step 16 <text:s/>paired <text:s text:c="2"/>sis??</text:p>
          </table:table-cell>
          <table:table-cell table:style-name="ce28" table:number-columns-repeated="1013"/>
        </table:table-row>
        <table:table-row table:style-name="ro2">
          <table:table-cell table:style-name="ce2" office:value-type="string" calcext:value-type="string">
            <text:p>TIP1-A_4791-02</text:p>
          </table:table-cell>
          <table:table-cell table:style-name="ce9" office:value-type="string" calcext:value-type="string">
            <text:p>TIP1-A_4791-02 <text:s/>- - Operation sync_Time (Schlechtfall -MGM_LU_ONLINE = Dis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2" office:value-type="string" calcext:value-type="string">
            <text:p>TIP1-A_4791-03</text:p>
          </table:table-cell>
          <table:table-cell table:style-name="ce9" office:value-type="string" calcext:value-type="string">
            <text:p>TIP1-A_4791-03 <text:s/>- - Operation sync_Time (Schlechtfall -MGM_LOGICAL_SEPARATION = Enabled) (interaktiv)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7" table:number-columns-repeated="1013"/>
          <table:table-cell table:style-name="ce28"/>
        </table:table-row>
        <table:table-row table:style-name="ro2">
          <table:table-cell table:style-name="ce49" office:value-type="string" calcext:value-type="string">
            <text:p>TIP1-A_4794-01</text:p>
          </table:table-cell>
          <table:table-cell table:style-name="ce49" office:value-type="string" calcext:value-type="string">
            <text:p>TIP1-A_4794-01 <text:s text:c="2"/>Warnung und Übergang in kritischen Betriebszustand bei nichterfolgter Zeitsync.</text:p>
          </table:table-cell>
          <table:table-cell table:style-name="ce50" office:value-type="string" calcext:value-type="string">
            <text:p>FHI</text:p>
          </table:table-cell>
          <table:table-cell table:style-name="ce50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51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4795-02</text:p>
          </table:table-cell>
          <table:table-cell table:style-name="ce9" office:value-type="string" calcext:value-type="string">
            <text:p>TIP1-A_4795-02 <text:s/>- - TUC_KON_352 Initialisierung Zeitdienst - ANLW_SERVICE_TIMEOU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1</text:p>
          </table:table-cell>
          <table:table-cell table:style-name="ce9" office:value-type="string" calcext:value-type="string">
            <text:p>TIP1-A_5112-01 Operation RenewSubscription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2</text:p>
          </table:table-cell>
          <table:table-cell table:style-name="ce9" office:value-type="string" calcext:value-type="string">
            <text:p>TIP1-A_5112-02 Operation RenewSubscriptions - Fehler 4000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112-03</text:p>
          </table:table-cell>
          <table:table-cell table:style-name="ce9" office:value-type="string" calcext:value-type="string">
            <text:p>TIP1-A_5112-03 Operation RenewSubscriptions - Ungueltige SubscriptionIDs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TIP1-A_5412-05</text:p>
          </table:table-cell>
          <table:table-cell table:style-name="ce9" office:value-type="string" calcext:value-type="string">
            <text:p>TIP1-A_5412-05 RequestCard - Parameter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2-06</text:p>
          </table:table-cell>
          <table:table-cell table:style-name="ce9" office:value-type="string" calcext:value-type="string">
            <text:p>TIP1-A_5412-06 RequestCard - Default TimeOut Fehler 4202</text:p>
          </table:table-cell>
          <table:table-cell table:style-name="ce13" office:value-type="string" calcext:value-type="string">
            <text:p>FHI</text:p>
          </table:table-cell>
          <table:table-cell table:style-name="ce59" office:value-type="string" calcext:value-type="string">
            <text:p>NO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3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5" calcext:value-type="date">
            <text:p>15/12/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IP1-A_5415-01</text:p>
          </table:table-cell>
          <table:table-cell table:style-name="ce9" office:value-type="string" calcext:value-type="string">
            <text:p>TIP1-A_5415-01 Initialisierung VPN-Client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1.rupl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manual</text:p>
          </table:table-cell>
          <table:table-cell table:style-name="ce31" office:value-type="date" office:date-value="2017-12-18" calcext:value-type="date">
            <text:p>18/12/2017</text:p>
          </table:table-cell>
          <table:table-cell table:number-columns-repeated="1014"/>
        </table:table-row>
        <table:table-row table:style-name="ro2">
          <table:table-cell table:style-name="ce56" office:value-type="string" calcext:value-type="string">
            <text:p>TIP1-A_4597-01</text:p>
          </table:table-cell>
          <table:table-cell table:style-name="ce75" office:value-type="string" calcext:value-type="string">
            <text:p>TIP1-A_4597-01 Unterstützung von Missbrauchserkennungen</text:p>
          </table:table-cell>
          <table:table-cell table:style-name="ce20"/>
          <table:table-cell table:style-name="ce74" office:value-type="string" calcext:value-type="string">
            <text:p>NO</text:p>
          </table:table-cell>
          <table:table-cell table:style-name="ce20"/>
          <table:table-cell table:style-name="ce81" office:value-type="string" calcext:value-type="string">
            <text:p>TEMPERED</text:p>
          </table:table-cell>
          <table:table-cell table:style-name="ce20"/>
          <table:table-cell table:style-name="ce20" office:value-type="string" calcext:value-type="string">
            <text:p>TC ISSUE</text:p>
          </table:table-cell>
          <table:table-cell table:style-name="ce20" table:number-columns-repeated="13"/>
          <table:table-cell table:style-name="ce28" table:number-columns-repeated="1003"/>
        </table:table-row>
        <table:table-row table:style-name="ro2">
          <table:table-cell table:style-name="ce57" office:value-type="string" calcext:value-type="string">
            <text:p>TIP1-A_4510-03</text:p>
          </table:table-cell>
          <table:table-cell table:style-name="ce79" office:value-type="string" calcext:value-type="string">
            <text:p>TIP1-A_4510-03 EC_Time_Sync_Pending_Critical</text:p>
          </table:table-cell>
          <table:table-cell table:style-name="ce20" table:number-columns-repeated="3"/>
          <table:table-cell table:style-name="ce75" office:value-type="string" calcext:value-type="string">
            <text:p>IMPLEMENTED</text:p>
          </table:table-cell>
          <table:table-cell table:style-name="ce20"/>
          <table:table-cell table:style-name="ce20" office:value-type="string" calcext:value-type="string">
            <text:p>TC ISSUE</text:p>
          </table:table-cell>
          <table:table-cell table:style-name="ce20" table:number-columns-repeated="3"/>
          <table:table-cell table:style-name="ce28" table:number-columns-repeated="1013"/>
        </table:table-row>
        <table:table-row table:style-name="ro2">
          <table:table-cell table:style-name="ce56" office:value-type="string" calcext:value-type="string">
            <text:p>TIP1-A_4512-01</text:p>
          </table:table-cell>
          <table:table-cell table:style-name="ce80" office:value-type="string" calcext:value-type="string">
            <text:p>TIP1-A_4512-01 Ereignis bei Aenderung des Betriebszustandes</text:p>
          </table:table-cell>
          <table:table-cell table:style-name="ce20" table:number-columns-repeated="3"/>
          <table:table-cell table:style-name="ce75" office:value-type="string" calcext:value-type="string">
            <text:p>IMPLEMENTED</text:p>
          </table:table-cell>
          <table:table-cell table:style-name="ce20"/>
          <table:table-cell table:style-name="ce20" office:value-type="string" calcext:value-type="string">
            <text:p>TC ISSUE</text:p>
          </table:table-cell>
          <table:table-cell table:style-name="ce20"/>
          <table:table-cell table:style-name="ce61"/>
          <table:table-cell table:style-name="ce28" table:number-columns-repeated="1014"/>
        </table:table-row>
        <table:table-row table:style-name="ro2">
          <table:table-cell table:style-name="ce73" office:value-type="string" calcext:value-type="string">
            <text:p>TIP1-A_4508-03</text:p>
          </table:table-cell>
          <table:table-cell table:style-name="ce73" office:value-type="string" calcext:value-type="string">
            <text:p>TIP1-A_4508-03 Bootup-Phase trotz Fehler abschliessen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510-05</text:p>
          </table:table-cell>
          <table:table-cell table:style-name="ce31" office:value-type="date" office:date-value="2017-12-18" calcext:value-type="date">
            <text:p>18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GS-A_5336-01</text:p>
          </table:table-cell>
          <table:table-cell table:style-name="ce73" office:value-type="string" calcext:value-type="string">
            <text:p>GS-A_5336-01 Zertifikatspruefung nach Ablauf TSL-Graceperio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510-06</text:p>
          </table:table-cell>
          <table:table-cell table:style-name="ce31" office:value-type="date" office:date-value="2017-12-11" calcext:value-type="date">
            <text:p>11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TIP1-A_4567-13</text:p>
          </table:table-cell>
          <table:table-cell table:style-name="ce73" office:value-type="string" calcext:value-type="string">
            <text:p>TIP1-A_4567-13 TUC_KON_012 „PIN verifizieren“ - Remote-PIN - Fehler 4053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587-02</text:p>
          </table:table-cell>
          <table:table-cell table:style-name="ce31" office:value-type="date" office:date-value="2017-12-18" calcext:value-type="date">
            <text:p>18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TIP1-A_4600-06</text:p>
          </table:table-cell>
          <table:table-cell table:style-name="ce73" office:value-type="string" calcext:value-type="string">
            <text:p>TIP1-A_4600-06 TUC_KON_253 mit Kartenterminal ID und Slot ID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605-04</text:p>
          </table:table-cell>
          <table:table-cell table:style-name="ce31" office:value-type="date" office:date-value="2017-12-18" calcext:value-type="date">
            <text:p>18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>
          <table:table-cell table:style-name="ce73" office:value-type="string" calcext:value-type="string">
            <text:p>TIP1-A_4789-02</text:p>
          </table:table-cell>
          <table:table-cell table:style-name="ce73" office:value-type="string" calcext:value-type="string">
            <text:p>TIP1-A_4789-02 Zustandsvariablen des Konnektor Zeitdiensts </text:p>
          </table:table-cell>
          <table:table-cell table:style-name="ce13" office:value-type="string" calcext:value-type="string">
            <text:p>FHI</text:p>
          </table:table-cell>
          <table:table-cell table:style-name="ce13" office:value-type="string" calcext:value-type="string">
            <text:p>YES</text:p>
          </table:table-cell>
          <table:table-cell table:style-name="ce17" office:value-type="string" calcext:value-type="string">
            <text:p>Paul</text:p>
          </table:table-cell>
          <table:table-cell table:style-name="ce20" office:value-type="string" calcext:value-type="string">
            <text:p>TEMPERED</text:p>
          </table:table-cell>
          <table:table-cell table:style-name="ce20" office:value-type="string" calcext:value-type="string">
            <text:p>PAUL_PAKET5.rupl</text:p>
          </table:table-cell>
          <table:table-cell table:style-name="ce20" office:value-type="string" calcext:value-type="string">
            <text:p>PASSED</text:p>
          </table:table-cell>
          <table:table-cell table:style-name="ce2" office:value-type="string" calcext:value-type="string">
            <text:p>TIP1-A_4788-03</text:p>
          </table:table-cell>
          <table:table-cell table:style-name="ce31" office:value-type="date" office:date-value="2017-12-18" calcext:value-type="date">
            <text:p>18/12/2017</text:p>
          </table:table-cell>
          <table:table-cell office:value-type="string" calcext:value-type="string">
            <text:p>sammel</text:p>
          </table:table-cell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style-name="ce57" office:value-type="string" calcext:value-type="string">
            <text:p>TIP1-A_4510-03 EC_Time_Sync_Pending_Critic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4597-01</text:p>
          </table:table-cell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18.12.2017'.A1:'18.12.2017'.A1">
            <calcext:condition calcext:apply-style-name="ConditionalStyle_1" calcext:value="duplicate" calcext:base-cell-address="'18.12.2017'.A1"/>
          </calcext:conditional-format>
          <calcext:conditional-format calcext:target-range-address="'18.12.2017'.A8:'18.12.2017'.A10">
            <calcext:condition calcext:apply-style-name="ConditionalStyle_1" calcext:value="duplicate" calcext:base-cell-address="'18.12.2017'.A8"/>
          </calcext:conditional-format>
        </calcext:conditional-formats>
      </table:table>
      <table:named-expressions/>
      <table:database-ranges>
        <table:database-range table:name="Table14" table:target-range-address="Rene.A1:Rene.J6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style:font-name-complex="Calibri" style:font-family-complex="Calibri" style:font-family-generic-complex="swiss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09:55:09.089070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ne" style:display-name="PageStyle_R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8:51:23</meta:creation-date>
    <dc:language>de-DE</dc:language>
    <dc:date>2017-12-18T15:43:16.109721926</dc:date>
    <meta:editing-cycles>491</meta:editing-cycles>
    <meta:editing-duration>P23DT5H22M59S</meta:editing-duration>
    <meta:generator>LibreOffice/5.2.5.1$Linux_X86_64 LibreOffice_project/20m0$Build-1</meta:generator>
    <meta:document-statistic meta:table-count="12" meta:cell-count="793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